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4cm"/>
    </style:style>
    <style:style style:name="co3" style:family="table-column">
      <style:table-column-properties fo:break-before="auto" style:column-width="2.586cm"/>
    </style:style>
    <style:style style:name="co4" style:family="table-column">
      <style:table-column-properties fo:break-before="auto" style:column-width="3.69cm"/>
    </style:style>
    <style:style style:name="co5" style:family="table-column">
      <style:table-column-properties fo:break-before="auto" style:column-width="2.545cm"/>
    </style:style>
    <style:style style:name="co6" style:family="table-column">
      <style:table-column-properties fo:break-before="auto" style:column-width="3.05cm"/>
    </style:style>
    <style:style style:name="co7" style:family="table-column">
      <style:table-column-properties fo:break-before="auto" style:column-width="2.669cm"/>
    </style:style>
    <style:style style:name="co8" style:family="table-column">
      <style:table-column-properties fo:break-before="auto" style:column-width="3.062cm"/>
    </style:style>
    <style:style style:name="co9" style:family="table-column">
      <style:table-column-properties fo:break-before="auto" style:column-width="2.817cm"/>
    </style:style>
    <style:style style:name="co10" style:family="table-column">
      <style:table-column-properties fo:break-before="auto" style:column-width="6.07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 style:data-style-name="N2"/>
    <style:style style:name="ce3" style:family="table-cell" style:parent-style-name="Default" style:data-style-name="N107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shapes>
          <draw:frame draw:z-index="0" draw:style-name="gr1" draw:text-style-name="P1" svg:width="11.727cm" svg:height="6.402cm" svg:x="1.013cm" svg:y="5.07cm">
            <draw:object draw:notify-on-update-of-ranges="Arkusz1.A2:Arkusz1.A6 Arkusz1.A2:Arkusz1.A6 Arkusz1.C1:Arkusz1.C1 Arkusz1.C2:Arkusz1.C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pi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^2(X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B2]/[.B$8]" office:value-type="float" office:value="0.05" calcext:value-type="float">
            <text:p>0,05</text:p>
          </table:table-cell>
          <table:table-cell table:formula="of:=[.C2]" office:value-type="float" office:value="0.05" calcext:value-type="float">
            <text:p>0,05</text:p>
          </table:table-cell>
          <table:table-cell table:formula="of:=[.A2]*[.C2]" office:value-type="float" office:value="0.05" calcext:value-type="float">
            <text:p>0,05</text:p>
          </table:table-cell>
          <table:table-cell table:formula="of:=([.A2]-[.E$8])^2*[.C2]" office:value-type="float" office:value="0.194045" calcext:value-type="float">
            <text:p>0,1940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table:formula="of:=[.B3]/[.B$8]" office:value-type="float" office:value="0.29" calcext:value-type="float">
            <text:p>0,29</text:p>
          </table:table-cell>
          <table:table-cell table:formula="of:=SUM([.C2:.C3])" office:value-type="float" office:value="0.34" calcext:value-type="float">
            <text:p>0,34</text:p>
          </table:table-cell>
          <table:table-cell table:formula="of:=[.A3]*[.C3]" office:value-type="float" office:value="0.58" calcext:value-type="float">
            <text:p>0,58</text:p>
          </table:table-cell>
          <table:table-cell table:formula="of:=([.A3]-[.E$8])^2*[.C3]" office:value-type="float" office:value="0.272861" calcext:value-type="float">
            <text:p>0,2728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formula="of:=[.B4]/[.B$8]" office:value-type="float" office:value="0.4" calcext:value-type="float">
            <text:p>0,4</text:p>
          </table:table-cell>
          <table:table-cell table:formula="of:=SUM([.C2:.C4])" office:value-type="float" office:value="0.74" calcext:value-type="float">
            <text:p>0,74</text:p>
          </table:table-cell>
          <table:table-cell table:formula="of:=[.A4]*[.C4]" office:value-type="float" office:value="1.2" calcext:value-type="float">
            <text:p>1,2</text:p>
          </table:table-cell>
          <table:table-cell table:formula="of:=([.A4]-[.E$8])^2*[.C4]" office:value-type="float" office:value="0.000359999999999995" calcext:value-type="float">
            <text:p>0,0003599999999999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formula="of:=[.B5]/[.B$8]" office:value-type="float" office:value="0.16" calcext:value-type="float">
            <text:p>0,16</text:p>
          </table:table-cell>
          <table:table-cell table:formula="of:=SUM([.C2:.C5])" office:value-type="float" office:value="0.9" calcext:value-type="float">
            <text:p>0,9</text:p>
          </table:table-cell>
          <table:table-cell table:formula="of:=[.A5]*[.C5]" office:value-type="float" office:value="0.64" calcext:value-type="float">
            <text:p>0,64</text:p>
          </table:table-cell>
          <table:table-cell table:formula="of:=([.A5]-[.E$8])^2*[.C5]" office:value-type="float" office:value="0.169744" calcext:value-type="float">
            <text:p>0,1697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[.B6]/[.B$8]" office:value-type="float" office:value="0.1" calcext:value-type="float">
            <text:p>0,1</text:p>
          </table:table-cell>
          <table:table-cell table:formula="of:=SUM([.C2:.C6])" office:value-type="float" office:value="1" calcext:value-type="float">
            <text:p>1</text:p>
          </table:table-cell>
          <table:table-cell table:formula="of:=[.A6]*[.C6]" office:value-type="float" office:value="0.5" calcext:value-type="float">
            <text:p>0,5</text:p>
          </table:table-cell>
          <table:table-cell table:formula="of:=([.A6]-[.E$8])^2*[.C6]" office:value-type="float" office:value="0.41209" calcext:value-type="float">
            <text:p>0,4120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uma</text:p>
          </table:table-cell>
          <table:table-cell table:formula="of:=SUM([.B2:.B6])" office:value-type="float" office:value="200" calcext:value-type="float">
            <text:p>200</text:p>
          </table:table-cell>
          <table:table-cell table:formula="of:=SUM([.C2:.C6])" office:value-type="float" office:value="1" calcext:value-type="float">
            <text:p>1</text:p>
          </table:table-cell>
          <table:table-cell/>
          <table:table-cell table:formula="of:=SUM([.E2:.E6])" office:value-type="float" office:value="2.97" calcext:value-type="float">
            <text:p>2,97</text:p>
          </table:table-cell>
          <table:table-cell table:formula="of:=SUM([.F2:.F6])" office:value-type="float" office:value="1.0491" calcext:value-type="float">
            <text:p>1,049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odch standardow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(X)</text:p>
          </table:table-cell>
        </table:table-row>
        <table:table-row table:style-name="ro1">
          <table:table-cell table:number-columns-repeated="5"/>
          <table:table-cell table:formula="of:=SQRT([.F8])" office:value-type="float" office:value="1.02425582741813" calcext:value-type="float">
            <text:p>1,02425582741813</text:p>
          </table:table-cell>
        </table:table-row>
        <table:table-row table:style-name="ro1" table:number-rows-repeated="12">
          <table:table-cell table:number-columns-repeated="6"/>
        </table:table-row>
        <table:table-row table:style-name="ro1">
          <table:table-cell office:value-type="string" calcext:value-type="string">
            <text:p>E(X)</text:p>
          </table:table-cell>
          <table:table-cell table:number-columns-repeated="5"/>
        </table:table-row>
      </table:table>
      <table:table table:name="Arkusz2" table:style-name="ta1">
        <table:shapes>
          <draw:frame draw:z-index="0" draw:style-name="gr1" draw:text-style-name="P1" svg:width="14.155cm" svg:height="7.962cm" svg:x="1.714cm" svg:y="12.067cm">
            <draw:object draw:notify-on-update-of-ranges="Arkusz2.A2:Arkusz2.A9 Arkusz2.A2:Arkusz2.A9 Arkusz2.B1:Arkusz2.B1 Arkusz2.B2:Arkusz2.B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wykroczenia (k)</text:p>
          </table:table-cell>
          <table:table-cell office:value-type="string" calcext:value-type="string">
            <text:p>P(X)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$11]^[.A2]*EXP(-1*[.A$11]))/FACT([.A2])" office:value-type="float" office:value="0.049787068367864" calcext:value-type="float">
            <text:p>0,049787068367864</text:p>
          </table:table-cell>
          <table:table-cell/>
          <table:table-cell office:value-type="string" calcext:value-type="string">
            <text:p>Dokładnie 3</text:p>
          </table:table-cell>
          <table:table-cell table:formula="of:=[.B5]" office:value-type="float" office:value="0.224041807655388" calcext:value-type="float">
            <text:p>0,2240418076553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.A$11]^[.A3]*EXP(-1*[.A$11]))/FACT([.A3])" office:value-type="float" office:value="0.149361205103592" calcext:value-type="float">
            <text:p>0,149361205103592</text:p>
          </table:table-cell>
          <table:table-cell/>
          <table:table-cell office:value-type="string" calcext:value-type="string">
            <text:p>co najwyżej 3</text:p>
          </table:table-cell>
          <table:table-cell table:formula="of:=SUM([.B2:.B5])" office:value-type="float" office:value="0.647231888782231" calcext:value-type="float">
            <text:p>0,6472318887822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A$11]^[.A4]*EXP(-1*[.A$11]))/FACT([.A4])" office:value-type="float" office:value="0.224041807655388" calcext:value-type="float">
            <text:p>0,224041807655388</text:p>
          </table:table-cell>
          <table:table-cell/>
          <table:table-cell office:value-type="string" calcext:value-type="string">
            <text:p>Ponad 3</text:p>
          </table:table-cell>
          <table:table-cell table:formula="of:=1-SUM([.B2:.B5])" office:value-type="float" office:value="0.352768111217769" calcext:value-type="float">
            <text:p>0,3527681112177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A$11]^[.A5]*EXP(-1*[.A$11]))/FACT([.A5])" office:value-type="float" office:value="0.224041807655388" calcext:value-type="float">
            <text:p>0,224041807655388</text:p>
          </table:table-cell>
          <table:table-cell/>
          <table:table-cell office:value-type="string" calcext:value-type="string">
            <text:p>żadnego</text:p>
          </table:table-cell>
          <table:table-cell table:formula="of:=[.B2]" office:value-type="float" office:value="0.049787068367864" calcext:value-type="float">
            <text:p>0,0497870683678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.A$11]^[.A6]*EXP(-1*[.A$11]))/FACT([.A6])" office:value-type="float" office:value="0.168031355741541" calcext:value-type="float">
            <text:p>0,16803135574154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.A$11]^[.A7]*EXP(-1*[.A$11]))/FACT([.A7])" office:value-type="float" office:value="0.100818813444924" calcext:value-type="float">
            <text:p>0,10081881344492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.A$11]^[.A8]*EXP(-1*[.A$11]))/FACT([.A8])" office:value-type="float" office:value="0.0504094067224623" calcext:value-type="float">
            <text:p>0,0504094067224623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.A$11]^[.A9]*EXP(-1*[.A$11]))/FACT([.A9])" office:value-type="float" office:value="0.0216040314524838" calcext:value-type="float">
            <text:p>0,02160403145248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bda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</table:table-row>
      </table:table>
      <table:table table:name="Arkusz3" table:style-name="ta1">
        <table:shapes>
          <draw:frame draw:z-index="0" draw:style-name="gr1" draw:text-style-name="P1" svg:width="8.675cm" svg:height="5.406cm" svg:x="0.014cm" svg:y="4.05cm">
            <draw:object draw:notify-on-update-of-ranges="Arkusz3.B1:Arkusz3.B1 Arkusz3.B2:Arkusz3.B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1.53cm" svg:height="6.485cm" svg:x="8.429cm" svg:y="2.903cm">
            <draw:object draw:notify-on-update-of-ranges="Arkusz3.C1:Arkusz3.C1 Arkusz3.C2:Arkusz3.C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iczba sklepów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xi*pi</text:p>
          </table:table-cell>
          <table:table-cell office:value-type="string" calcext:value-type="string">
            <text:p>E(x)</text:p>
          </table:table-cell>
          <table:table-cell/>
          <table:table-cell office:value-type="string" calcext:value-type="string">
            <text:p>D^2(X)</text:p>
          </table:table-cell>
          <table:table-cell office:value-type="string" calcext:value-type="string">
            <text:p>D(X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B2]/[.B$8]" office:value-type="float" office:value="0.05" calcext:value-type="float">
            <text:p>0,05</text:p>
          </table:table-cell>
          <table:table-cell table:formula="of:=[.A2]*[.C2]" office:value-type="float" office:value="0.05" calcext:value-type="float">
            <text:p>0,05</text:p>
          </table:table-cell>
          <table:table-cell table:formula="of:=SUM([.D2:.D6])" office:value-type="float" office:value="2.97" calcext:value-type="float">
            <text:p>2,97</text:p>
          </table:table-cell>
          <table:table-cell table:formula="of:=([.A2]-[.E$2])^2 *[.C2]" office:value-type="float" office:value="0.194045" calcext:value-type="float">
            <text:p>0,194045</text:p>
          </table:table-cell>
          <table:table-cell table:formula="of:=SUM([.F2:.F6])" office:value-type="float" office:value="1.0491" calcext:value-type="float">
            <text:p>1,0491</text:p>
          </table:table-cell>
          <table:table-cell table:formula="of:=SQRT([.G2])" office:value-type="float" office:value="1.02425582741813" calcext:value-type="float">
            <text:p>1,024255827418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table:formula="of:=[.B3]/[.B$8]" office:value-type="float" office:value="0.29" calcext:value-type="float">
            <text:p>0,29</text:p>
          </table:table-cell>
          <table:table-cell table:formula="of:=[.A3]*[.C3]" office:value-type="float" office:value="0.58" calcext:value-type="float">
            <text:p>0,58</text:p>
          </table:table-cell>
          <table:table-cell/>
          <table:table-cell table:formula="of:=([.A3]-[.E$2])^2 *[.C3]" office:value-type="float" office:value="0.272861" calcext:value-type="float">
            <text:p>0,27286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formula="of:=[.B4]/[.B$8]" office:value-type="float" office:value="0.4" calcext:value-type="float">
            <text:p>0,4</text:p>
          </table:table-cell>
          <table:table-cell table:formula="of:=[.A4]*[.C4]" office:value-type="float" office:value="1.2" calcext:value-type="float">
            <text:p>1,2</text:p>
          </table:table-cell>
          <table:table-cell/>
          <table:table-cell table:formula="of:=([.A4]-[.E$2])^2 *[.C4]" office:value-type="float" office:value="0.000359999999999995" calcext:value-type="float">
            <text:p>0,00035999999999999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formula="of:=[.B5]/[.B$8]" office:value-type="float" office:value="0.16" calcext:value-type="float">
            <text:p>0,16</text:p>
          </table:table-cell>
          <table:table-cell table:formula="of:=[.A5]*[.C5]" office:value-type="float" office:value="0.64" calcext:value-type="float">
            <text:p>0,64</text:p>
          </table:table-cell>
          <table:table-cell/>
          <table:table-cell table:formula="of:=([.A5]-[.E$2])^2 *[.C5]" office:value-type="float" office:value="0.169744" calcext:value-type="float">
            <text:p>0,16974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[.B6]/[.B$8]" office:value-type="float" office:value="0.1" calcext:value-type="float">
            <text:p>0,1</text:p>
          </table:table-cell>
          <table:table-cell table:formula="of:=[.A6]*[.C6]" office:value-type="float" office:value="0.5" calcext:value-type="float">
            <text:p>0,5</text:p>
          </table:table-cell>
          <table:table-cell/>
          <table:table-cell table:formula="of:=([.A6]-[.E$2])^2 *[.C6]" office:value-type="float" office:value="0.41209" calcext:value-type="float">
            <text:p>0,41209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uma</text:p>
          </table:table-cell>
          <table:table-cell table:formula="of:=SUM([.B2:.B6])" office:value-type="float" office:value="200" calcext:value-type="float">
            <text:p>200</text:p>
          </table:table-cell>
          <table:table-cell table:number-columns-repeated="6"/>
        </table:table-row>
      </table:table>
      <table:table table:name="Arkusz4" table:style-name="ta1">
        <table:shapes>
          <draw:frame draw:z-index="0" draw:style-name="gr1" draw:text-style-name="P1" svg:width="13.532cm" svg:height="6.415cm" svg:x="0cm" svg:y="4.848cm">
            <draw:object draw:notify-on-update-of-ranges="Arkusz4.A2:Arkusz4.A6 Arkusz4.A2:Arkusz4.A6 Arkusz4.C1:Arkusz4.C1 Arkusz4.C2:Arkusz4.C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iczba sprzedawców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xi*pi</text:p>
          </table:table-cell>
          <table:table-cell office:value-type="string" calcext:value-type="string">
            <text:p>E(x)</text:p>
          </table:table-cell>
          <table:table-cell/>
          <table:table-cell office:value-type="string" calcext:value-type="string">
            <text:p>D^2(x)</text:p>
          </table:table-cell>
          <table:table-cell office:value-type="string" calcext:value-type="string">
            <text:p>D(x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B2]/[.B$8]" office:value-type="float" office:value="0.05" calcext:value-type="float">
            <text:p>0,05</text:p>
          </table:table-cell>
          <table:table-cell table:formula="of:=[.A2]*[.C2]" office:value-type="float" office:value="0.05" calcext:value-type="float">
            <text:p>0,05</text:p>
          </table:table-cell>
          <table:table-cell table:formula="of:=SUM([.D2:.D6])" office:value-type="float" office:value="2.97" calcext:value-type="float">
            <text:p>2,97</text:p>
          </table:table-cell>
          <table:table-cell table:formula="of:=([.A2]-[.E$2])^2*[.C2]" office:value-type="float" office:value="0.194045" calcext:value-type="float">
            <text:p>0,194045</text:p>
          </table:table-cell>
          <table:table-cell table:formula="of:=SUM([.F2:.F6])" office:value-type="float" office:value="1.0491" calcext:value-type="float">
            <text:p>1,0491</text:p>
          </table:table-cell>
          <table:table-cell table:formula="of:=SQRT([.G2])" office:value-type="float" office:value="1.02425582741813" calcext:value-type="float">
            <text:p>1,024255827418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table:formula="of:=[.B3]/[.B$8]" office:value-type="float" office:value="0.29" calcext:value-type="float">
            <text:p>0,29</text:p>
          </table:table-cell>
          <table:table-cell table:formula="of:=[.A3]*[.C3]" office:value-type="float" office:value="0.58" calcext:value-type="float">
            <text:p>0,58</text:p>
          </table:table-cell>
          <table:table-cell/>
          <table:table-cell table:formula="of:=([.A3]-[.E$2])^2*[.C3]" office:value-type="float" office:value="0.272861" calcext:value-type="float">
            <text:p>0,27286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formula="of:=[.B4]/[.B$8]" office:value-type="float" office:value="0.4" calcext:value-type="float">
            <text:p>0,4</text:p>
          </table:table-cell>
          <table:table-cell table:formula="of:=[.A4]*[.C4]" office:value-type="float" office:value="1.2" calcext:value-type="float">
            <text:p>1,2</text:p>
          </table:table-cell>
          <table:table-cell/>
          <table:table-cell table:formula="of:=([.A4]-[.E$2])^2*[.C4]" office:value-type="float" office:value="0.000359999999999995" calcext:value-type="float">
            <text:p>0,00035999999999999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formula="of:=[.B5]/[.B$8]" office:value-type="float" office:value="0.16" calcext:value-type="float">
            <text:p>0,16</text:p>
          </table:table-cell>
          <table:table-cell table:formula="of:=[.A5]*[.C5]" office:value-type="float" office:value="0.64" calcext:value-type="float">
            <text:p>0,64</text:p>
          </table:table-cell>
          <table:table-cell/>
          <table:table-cell table:formula="of:=([.A5]-[.E$2])^2*[.C5]" office:value-type="float" office:value="0.169744" calcext:value-type="float">
            <text:p>0,16974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[.B6]/[.B$8]" office:value-type="float" office:value="0.1" calcext:value-type="float">
            <text:p>0,1</text:p>
          </table:table-cell>
          <table:table-cell table:formula="of:=[.A6]*[.C6]" office:value-type="float" office:value="0.5" calcext:value-type="float">
            <text:p>0,5</text:p>
          </table:table-cell>
          <table:table-cell/>
          <table:table-cell table:formula="of:=([.A6]-[.E$2])^2*[.C6]" office:value-type="float" office:value="0.41209" calcext:value-type="float">
            <text:p>0,41209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uma</text:p>
          </table:table-cell>
          <table:table-cell table:formula="of:=SUM([.B2:.B6])" office:value-type="float" office:value="200" calcext:value-type="float">
            <text:p>200</text:p>
          </table:table-cell>
          <table:table-cell table:number-columns-repeated="6"/>
        </table:table-row>
      </table:table>
      <table:table table:name="Arkusz5" table:style-name="ta1">
        <table:shapes>
          <draw:frame draw:z-index="0" draw:style-name="gr1" draw:text-style-name="P1" svg:width="13.15cm" svg:height="6.72cm" svg:x="0cm" svg:y="7.012cm">
            <draw:object draw:notify-on-update-of-ranges="Arkusz5.A2:Arkusz5.A11 Arkusz5.A2:Arkusz5.A11 Arkusz5.B1:Arkusz5.B1 Arkusz5.B2:Arkusz5.B1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k</text:p>
          </table:table-cell>
          <table:table-cell table:style-name="Default" office:value-type="string" calcext:value-type="string">
            <text:p>pi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([.A$15]^[.A2])*EXP(-1*[.A$15]))/FACT([.A2])" office:value-type="float" office:value="0.049787068367864" calcext:value-type="float">
            <text:p>0,04978706836786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([.A$15]^[.A3])*EXP(-1*[.A$15]))/FACT([.A3])" office:value-type="float" office:value="0.149361205103592" calcext:value-type="float">
            <text:p>0,14936120510359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([.A$15]^[.A4])*EXP(-1*[.A$15]))/FACT([.A4])" office:value-type="float" office:value="0.224041807655388" calcext:value-type="float">
            <text:p>0,224041807655388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([.A$15]^[.A5])*EXP(-1*[.A$15]))/FACT([.A5])" office:value-type="float" office:value="0.224041807655388" calcext:value-type="float">
            <text:p>0,224041807655388</text:p>
          </table:table-cell>
          <table:table-cell/>
          <table:table-cell office:value-type="string" calcext:value-type="string">
            <text:p>co najwyżej 3</text:p>
          </table:table-cell>
          <table:table-cell table:formula="of:=SUM([.B2:.B5])" office:value-type="float" office:value="0.647231888782231" calcext:value-type="float">
            <text:p>0,6472318887822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([.A$15]^[.A6])*EXP(-1*[.A$15]))/FACT([.A6])" office:value-type="float" office:value="0.168031355741541" calcext:value-type="float">
            <text:p>0,168031355741541</text:p>
          </table:table-cell>
          <table:table-cell/>
          <table:table-cell office:value-type="string" calcext:value-type="string">
            <text:p>więcej niż 3</text:p>
          </table:table-cell>
          <table:table-cell table:formula="of:=1-[.E5]" office:value-type="float" office:value="0.352768111217769" calcext:value-type="float">
            <text:p>0,35276811121776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([.A$15]^[.A7])*EXP(-1*[.A$15]))/FACT([.A7])" office:value-type="float" office:value="0.100818813444924" calcext:value-type="float">
            <text:p>0,10081881344492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([.A$15]^[.A8])*EXP(-1*[.A$15]))/FACT([.A8])" office:value-type="float" office:value="0.0504094067224623" calcext:value-type="float">
            <text:p>0,0504094067224623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([.A$15]^[.A9])*EXP(-1*[.A$15]))/FACT([.A9])" office:value-type="float" office:value="0.0216040314524838" calcext:value-type="float">
            <text:p>0,021604031452483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([.A$15]^[.A10])*EXP(-1*[.A$15]))/FACT([.A10])" office:value-type="float" office:value="0.00810151179468143" calcext:value-type="float">
            <text:p>0,00810151179468143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([.A$15]^[.A11])*EXP(-1*[.A$15]))/FACT([.A11])" office:value-type="float" office:value="0.00270050393156048" calcext:value-type="float">
            <text:p>0,00270050393156048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([.A$15]^[.A12])*EXP(-1*[.A$15]))/FACT([.A12])" office:value-type="float" office:value="0.000810151179468143" calcext:value-type="float">
            <text:p>0,000810151179468143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ambda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/>
          <table:table-cell table:number-columns-repeated="3"/>
        </table:table-row>
      </table:table>
      <table:table table:name="Arkusz6" table:style-name="ta1">
        <table:shapes>
          <draw:frame draw:z-index="0" draw:style-name="gr1" draw:text-style-name="P1" svg:width="10.823cm" svg:height="6.866cm" svg:x="0cm" svg:y="4.065cm">
            <draw:object draw:notify-on-update-of-ranges="Arkusz6.A2:Arkusz6.A6 Arkusz6.A2:Arkusz6.A6 Arkusz6.C1:Arkusz6.C1 Arkusz6.C2:Arkusz6.C6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5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6" table:default-cell-style-name="ce2"/>
        <table:table-row table:style-name="ro1">
          <table:table-cell office:value-type="string" calcext:value-type="string">
            <text:p>Xi</text:p>
          </table:table-cell>
          <table:table-cell office:value-type="string" calcext:value-type="string">
            <text:p>liczba sklepów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xi*pi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B2]/[.B$8]" office:value-type="float" office:value="0.05" calcext:value-type="float">
            <text:p>0,05</text:p>
          </table:table-cell>
          <table:table-cell table:style-name="ce2" table:formula="of:= [.C2]" office:value-type="float" office:value="0.05" calcext:value-type="float">
            <text:p>0,05</text:p>
          </table:table-cell>
          <table:table-cell table:formula="of:=[.A2]*[.C2]" office:value-type="float" office:value="0.05" calcext:value-type="float">
            <text:p>0,05</text:p>
          </table:table-cell>
          <table:table-cell table:formula="of:=([.A2]-[.E$8])^2*[.C2]" office:value-type="float" office:value="0.194045" calcext:value-type="float">
            <text:p>0,1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table:formula="of:=[.B3]/[.B$8]" office:value-type="float" office:value="0.29" calcext:value-type="float">
            <text:p>0,29</text:p>
          </table:table-cell>
          <table:table-cell table:formula="of:=[.D2]+[.C3]" office:value-type="float" office:value="0.34" calcext:value-type="float">
            <text:p>0,34</text:p>
          </table:table-cell>
          <table:table-cell table:formula="of:=[.A3]*[.C3]" office:value-type="float" office:value="0.58" calcext:value-type="float">
            <text:p>0,58</text:p>
          </table:table-cell>
          <table:table-cell table:formula="of:=([.A3]-[.E$8])^2*[.C3]" office:value-type="float" office:value="0.272861" calcext:value-type="float">
            <text:p>0,2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formula="of:=[.B4]/[.B$8]" office:value-type="float" office:value="0.4" calcext:value-type="float">
            <text:p>0,40</text:p>
          </table:table-cell>
          <table:table-cell table:formula="of:=[.D3]+[.C4]" office:value-type="float" office:value="0.74" calcext:value-type="float">
            <text:p>0,74</text:p>
          </table:table-cell>
          <table:table-cell table:formula="of:=[.A4]*[.C4]" office:value-type="float" office:value="1.2" calcext:value-type="float">
            <text:p>1,2</text:p>
          </table:table-cell>
          <table:table-cell table:formula="of:=([.A4]-[.E$8])^2*[.C4]" office:value-type="float" office:value="0.000359999999999995" calcext:value-type="float">
            <text:p>0,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formula="of:=[.B5]/[.B$8]" office:value-type="float" office:value="0.16" calcext:value-type="float">
            <text:p>0,16</text:p>
          </table:table-cell>
          <table:table-cell table:formula="of:=[.D4]+[.C5]" office:value-type="float" office:value="0.9" calcext:value-type="float">
            <text:p>0,9</text:p>
          </table:table-cell>
          <table:table-cell table:formula="of:=[.A5]*[.C5]" office:value-type="float" office:value="0.64" calcext:value-type="float">
            <text:p>0,64</text:p>
          </table:table-cell>
          <table:table-cell table:formula="of:=([.A5]-[.E$8])^2*[.C5]" office:value-type="float" office:value="0.169744" calcext:value-type="float">
            <text:p>0,1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[.B6]/[.B$8]" office:value-type="float" office:value="0.1" calcext:value-type="float">
            <text:p>0,10</text:p>
          </table:table-cell>
          <table:table-cell table:formula="of:=[.D5]+[.C6]" office:value-type="float" office:value="1" calcext:value-type="float">
            <text:p>1</text:p>
          </table:table-cell>
          <table:table-cell table:formula="of:=[.A6]*[.C6]" office:value-type="float" office:value="0.5" calcext:value-type="float">
            <text:p>0,5</text:p>
          </table:table-cell>
          <table:table-cell table:formula="of:=([.A6]-[.E$8])^2*[.C6]" office:value-type="float" office:value="0.41209" calcext:value-type="float">
            <text:p>0,4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wart oczekiwana</text:p>
          </table:table-cell>
          <table:table-cell office:value-type="string" calcext:value-type="string">
            <text:p>wariancja</text:p>
          </table:table-cell>
          <table:table-cell office:value-type="string" calcext:value-type="string">
            <text:p>odch.standardowe</text:p>
          </table:table-cell>
        </table:table-row>
        <table:table-row table:style-name="ro1">
          <table:table-cell office:value-type="string" calcext:value-type="string">
            <text:p>suma</text:p>
          </table:table-cell>
          <table:table-cell table:formula="of:=SUM([.B2:.B6])" office:value-type="float" office:value="200" calcext:value-type="float">
            <text:p>200</text:p>
          </table:table-cell>
          <table:table-cell table:formula="of:=SUM([.C2:.C6])" office:value-type="float" office:value="1" calcext:value-type="float">
            <text:p>1,00</text:p>
          </table:table-cell>
          <table:table-cell/>
          <table:table-cell table:formula="of:=SUM([.E2:.E6])" office:value-type="float" office:value="2.97" calcext:value-type="float">
            <text:p>2,97</text:p>
          </table:table-cell>
          <table:table-cell table:formula="of:=SUM([.F2:.F6])" office:value-type="float" office:value="1.0491" calcext:value-type="float">
            <text:p>1,05</text:p>
          </table:table-cell>
          <table:table-cell table:formula="of:=SQRT([.F8])" office:value-type="float" office:value="1.02425582741813" calcext:value-type="float">
            <text:p>1,02</text:p>
          </table:table-cell>
        </table:table-row>
        <table:table-row table:style-name="ro1" table:number-rows-repeated="1048567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Arkusz7" table:style-name="ta1">
        <table:shapes>
          <draw:frame draw:z-index="0" draw:style-name="gr1" draw:text-style-name="P1" svg:width="12.575cm" svg:height="6.495cm" svg:x="0cm" svg:y="6.321cm">
            <draw:object draw:notify-on-update-of-ranges="Arkusz7.A2:Arkusz7.A11 Arkusz7.A2:Arkusz7.A11 Arkusz7.B1:Arkusz7.B1 Arkusz7.B2:Arkusz7.B1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7" table:default-cell-style-name="ce3"/>
        <table:table-column table:style-name="co1" table:default-cell-style-name="Default"/>
        <table:table-column table:style-name="co8" table:default-cell-style-name="Default"/>
        <table:table-column table:style-name="co1" table:default-cell-style-name="ce3"/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pi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$14]^[.A2] *EXP(-[.A$14]))/FACT([.A2])" office:value-type="float" office:value="0.049787068367864" calcext:value-type="float">
            <text:p>0,049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.A$14]^[.A3] *EXP(-[.A$14]))/FACT([.A3])" office:value-type="float" office:value="0.149361205103592" calcext:value-type="float">
            <text:p>0,149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A$14]^[.A4] *EXP(-[.A$14]))/FACT([.A4])" office:value-type="float" office:value="0.224041807655388" calcext:value-type="float">
            <text:p>0,224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A$14]^[.A5] *EXP(-[.A$14]))/FACT([.A5])" office:value-type="float" office:value="0.224041807655388" calcext:value-type="float">
            <text:p>0,2240</text:p>
          </table:table-cell>
          <table:table-cell/>
          <table:table-cell office:value-type="string" calcext:value-type="string">
            <text:p>co najwyżej 3 F(3)</text:p>
          </table:table-cell>
          <table:table-cell table:formula="of:=SUM([.B2:.B5])" office:value-type="float" office:value="0.647231888782231" calcext:value-type="float">
            <text:p>0,64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.A$14]^[.A6] *EXP(-[.A$14]))/FACT([.A6])" office:value-type="float" office:value="0.168031355741541" calcext:value-type="float">
            <text:p>0,1680</text:p>
          </table:table-cell>
          <table:table-cell/>
          <table:table-cell office:value-type="string" calcext:value-type="string">
            <text:p>więcej niż 3</text:p>
          </table:table-cell>
          <table:table-cell table:formula="of:=1-[.E5]" office:value-type="float" office:value="0.352768111217769" calcext:value-type="float">
            <text:p>0,35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.A$14]^[.A7] *EXP(-[.A$14]))/FACT([.A7])" office:value-type="float" office:value="0.100818813444924" calcext:value-type="float">
            <text:p>0,1008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.A$14]^[.A8] *EXP(-[.A$14]))/FACT([.A8])" office:value-type="float" office:value="0.0504094067224623" calcext:value-type="float">
            <text:p>0,0504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.A$14]^[.A9] *EXP(-[.A$14]))/FACT([.A9])" office:value-type="float" office:value="0.0216040314524838" calcext:value-type="float">
            <text:p>0,0216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.A$14]^[.A10] *EXP(-[.A$14]))/FACT([.A10])" office:value-type="float" office:value="0.00810151179468143" calcext:value-type="float">
            <text:p>0,0081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.A$14]^[.A11] *EXP(-[.A$14]))/FACT([.A11])" office:value-type="float" office:value="0.00270050393156048" calcext:value-type="float">
            <text:p>0,0027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.A$14]^[.A12] *EXP(-[.A$14]))/FACT([.A12])" office:value-type="float" office:value="0.000810151179468143" calcext:value-type="float">
            <text:p>0,0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bda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 table:number-rows-repeated="104856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Arkusz8" table:style-name="ta1">
        <table:shapes>
          <draw:frame draw:z-index="0" draw:style-name="gr1" draw:text-style-name="P1" svg:width="15.999cm" svg:height="8.999cm" svg:x="4.344cm" svg:y="3.912cm">
            <draw:object draw:notify-on-update-of-ranges="Arkusz8.A2:Arkusz8.A6 Arkusz8.C1:Arkusz8.C1 Arkusz8.C2:Arkusz8.C6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9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Xi</text:p>
          </table:table-cell>
          <table:table-cell office:value-type="string" calcext:value-type="string">
            <text:p>liczba sklepów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xi*pi</text:p>
          </table:table-cell>
          <table:table-cell office:value-type="string" calcext:value-type="string">
            <text:p>wariancja</text:p>
          </table:table-cell>
          <table:table-cell office:value-type="string" calcext:value-type="string">
            <text:p>S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B2]/[.B$7]" office:value-type="float" office:value="0.05" calcext:value-type="float">
            <text:p>0,05</text:p>
          </table:table-cell>
          <table:table-cell table:formula="of:=[.C2]" office:value-type="float" office:value="0.05" calcext:value-type="float">
            <text:p>0,05</text:p>
          </table:table-cell>
          <table:table-cell table:formula="of:=[.A2]*[.C2]" office:value-type="float" office:value="0.05" calcext:value-type="float">
            <text:p>0,05</text:p>
          </table:table-cell>
          <table:table-cell table:formula="of:=([.A2]-[.E$7])^2 * [.C2]" office:value-type="float" office:value="0.194045" calcext:value-type="float">
            <text:p>0,19404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table:formula="of:=[.B3]/[.B$7]" office:value-type="float" office:value="0.29" calcext:value-type="float">
            <text:p>0,29</text:p>
          </table:table-cell>
          <table:table-cell table:formula="of:=[.D2]+[.C3]" office:value-type="float" office:value="0.34" calcext:value-type="float">
            <text:p>0,34</text:p>
          </table:table-cell>
          <table:table-cell table:formula="of:=[.A3]*[.C3]" office:value-type="float" office:value="0.58" calcext:value-type="float">
            <text:p>0,58</text:p>
          </table:table-cell>
          <table:table-cell table:formula="of:=([.A3]-[.E$7])^2 * [.C3]" office:value-type="float" office:value="0.272861" calcext:value-type="float">
            <text:p>0,27286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formula="of:=[.B4]/[.B$7]" office:value-type="float" office:value="0.4" calcext:value-type="float">
            <text:p>0,4</text:p>
          </table:table-cell>
          <table:table-cell table:formula="of:=[.D3]+[.C4]" office:value-type="float" office:value="0.74" calcext:value-type="float">
            <text:p>0,74</text:p>
          </table:table-cell>
          <table:table-cell table:formula="of:=[.A4]*[.C4]" office:value-type="float" office:value="1.2" calcext:value-type="float">
            <text:p>1,2</text:p>
          </table:table-cell>
          <table:table-cell table:formula="of:=([.A4]-[.E$7])^2 * [.C4]" office:value-type="float" office:value="0.000359999999999995" calcext:value-type="float">
            <text:p>0,00035999999999999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formula="of:=[.B5]/[.B$7]" office:value-type="float" office:value="0.16" calcext:value-type="float">
            <text:p>0,16</text:p>
          </table:table-cell>
          <table:table-cell table:formula="of:=[.D4]+[.C5]" office:value-type="float" office:value="0.9" calcext:value-type="float">
            <text:p>0,9</text:p>
          </table:table-cell>
          <table:table-cell table:formula="of:=[.A5]*[.C5]" office:value-type="float" office:value="0.64" calcext:value-type="float">
            <text:p>0,64</text:p>
          </table:table-cell>
          <table:table-cell table:formula="of:=([.A5]-[.E$7])^2 * [.C5]" office:value-type="float" office:value="0.169744" calcext:value-type="float">
            <text:p>0,16974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[.B6]/[.B$7]" office:value-type="float" office:value="0.1" calcext:value-type="float">
            <text:p>0,1</text:p>
          </table:table-cell>
          <table:table-cell table:formula="of:=[.D5]+[.C6]" office:value-type="float" office:value="1" calcext:value-type="float">
            <text:p>1</text:p>
          </table:table-cell>
          <table:table-cell table:formula="of:=[.A6]*[.C6]" office:value-type="float" office:value="0.5" calcext:value-type="float">
            <text:p>0,5</text:p>
          </table:table-cell>
          <table:table-cell table:formula="of:=([.A6]-[.E$7])^2 * [.C6]" office:value-type="float" office:value="0.41209" calcext:value-type="float">
            <text:p>0,41209</text:p>
          </table:table-cell>
          <table:table-cell/>
        </table:table-row>
        <table:table-row table:style-name="ro1">
          <table:table-cell office:value-type="string" calcext:value-type="string">
            <text:p>suma</text:p>
          </table:table-cell>
          <table:table-cell table:formula="of:=SUM([.B2:.B6])" office:value-type="float" office:value="200" calcext:value-type="float">
            <text:p>200</text:p>
          </table:table-cell>
          <table:table-cell table:formula="of:=SUM([.C2:.C6])" office:value-type="float" office:value="1" calcext:value-type="float">
            <text:p>1</text:p>
          </table:table-cell>
          <table:table-cell/>
          <table:table-cell table:formula="of:=SUM([.E2:.E6])" office:value-type="float" office:value="2.97" calcext:value-type="float">
            <text:p>2,97</text:p>
          </table:table-cell>
          <table:table-cell table:formula="of:=SUM([.F2:.F6])" office:value-type="float" office:value="1.0491" calcext:value-type="float">
            <text:p>1,0491</text:p>
          </table:table-cell>
          <table:table-cell table:formula="of:=SQRT([.F7])" office:value-type="float" office:value="1.02425582741813" calcext:value-type="float">
            <text:p>1,0242558274181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wartość oczekiwana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średnia</text:p>
          </table:table-cell>
          <table:table-cell table:number-columns-repeated="2"/>
        </table:table-row>
      </table:table>
      <table:table table:name="Arkusz9" table:style-name="ta1">
        <table:shapes>
          <draw:frame draw:z-index="0" draw:style-name="gr1" draw:text-style-name="P1" svg:width="15.999cm" svg:height="8.999cm" svg:x="37.473cm" svg:y="9.543cm">
            <draw:object draw:notify-on-update-of-ranges="Arkusz9.B2:Arkusz9.B12 Arkusz9.C1:Arkusz9.C1 Arkusz9.C2:Arkusz9.C12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" draw:style-name="gr1" draw:text-style-name="P1" svg:width="15.999cm" svg:height="8.999cm" svg:x="3.427cm" svg:y="13.474cm">
            <draw:object draw:notify-on-update-of-ranges="Arkusz9.B2:Arkusz9.B22 Arkusz9.C1:Arkusz9.C1 Arkusz9.C2:Arkusz9.C22 Arkusz9.F1:Arkusz9.F1 Arkusz9.F2:Arkusz9.F22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2" draw:style-name="gr1" draw:text-style-name="P1" svg:width="15.999cm" svg:height="8.999cm" svg:x="5.527cm" svg:y="0.1cm">
            <draw:object draw:notify-on-update-of-ranges="Arkusz9.B2:Arkusz9.B22 Arkusz9.D1:Arkusz9.D1 Arkusz9.D2:Arkusz9.D22 Arkusz9.G1:Arkusz9.G1 Arkusz9.G2:Arkusz9.G22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0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amb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ambda=3</text:p>
          </table:table-cell>
          <table:table-cell office:value-type="string" calcext:value-type="string">
            <text:p>dystrybuanta lambda=3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Lambda=10</text:p>
          </table:table-cell>
          <table:table-cell office:value-type="string" calcext:value-type="string">
            <text:p>dystrybuanta lambda=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([.A$2]^[.B2])*EXP(-[.A$2])/FACT([.B2])" office:value-type="float" office:value="0.049787068367864" calcext:value-type="float">
            <text:p>0,049787068367864</text:p>
          </table:table-cell>
          <table:table-cell table:formula="of:=[.C2]" office:value-type="float" office:value="0.049787068367864" calcext:value-type="float">
            <text:p>0,049787068367864</text:p>
          </table:table-cell>
          <table:table-cell office:value-type="float" office:value="10" calcext:value-type="float">
            <text:p>10</text:p>
          </table:table-cell>
          <table:table-cell table:formula="of:=([.E$2]^[.B2])*EXP(-[.E$2])/FACT([.B2])" office:value-type="float" office:value="0.0000453999297624849" calcext:value-type="float">
            <text:p>4,53999297624849E-05</text:p>
          </table:table-cell>
          <table:table-cell table:formula="of:=[.F2]" office:value-type="float" office:value="0.0000453999297624849" calcext:value-type="float">
            <text:p>4,53999297624849E-0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([.A$2]^[.B3])*EXP(-[.A$2])/FACT([.B3])" office:value-type="float" office:value="0.149361205103592" calcext:value-type="float">
            <text:p>0,149361205103592</text:p>
          </table:table-cell>
          <table:table-cell table:formula="of:=[.C3]+[.D2]" office:value-type="float" office:value="0.199148273471456" calcext:value-type="float">
            <text:p>0,199148273471456</text:p>
          </table:table-cell>
          <table:table-cell/>
          <table:table-cell table:formula="of:=([.E$2]^[.B3])*EXP(-[.E$2])/FACT([.B3])" office:value-type="float" office:value="0.000453999297624849" calcext:value-type="float">
            <text:p>0,000453999297624849</text:p>
          </table:table-cell>
          <table:table-cell table:formula="of:=[.G2]+[.F3]" office:value-type="float" office:value="0.000499399227387333" calcext:value-type="float">
            <text:p>0,00049939922738733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([.A$2]^[.B4])*EXP(-[.A$2])/FACT([.B4])" office:value-type="float" office:value="0.224041807655388" calcext:value-type="float">
            <text:p>0,224041807655388</text:p>
          </table:table-cell>
          <table:table-cell table:formula="of:=[.C4]+[.D3]" office:value-type="float" office:value="0.423190081126844" calcext:value-type="float">
            <text:p>0,423190081126844</text:p>
          </table:table-cell>
          <table:table-cell/>
          <table:table-cell table:formula="of:=([.E$2]^[.B4])*EXP(-[.E$2])/FACT([.B4])" office:value-type="float" office:value="0.00226999648812424" calcext:value-type="float">
            <text:p>0,00226999648812424</text:p>
          </table:table-cell>
          <table:table-cell table:formula="of:=[.G3]+[.F4]" office:value-type="float" office:value="0.00276939571551158" calcext:value-type="float">
            <text:p>0,0027693957155115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([.A$2]^[.B5])*EXP(-[.A$2])/FACT([.B5])" office:value-type="float" office:value="0.224041807655388" calcext:value-type="float">
            <text:p>0,224041807655388</text:p>
          </table:table-cell>
          <table:table-cell table:formula="of:=[.C5]+[.D4]" office:value-type="float" office:value="0.647231888782231" calcext:value-type="float">
            <text:p>0,647231888782231</text:p>
          </table:table-cell>
          <table:table-cell/>
          <table:table-cell table:formula="of:=([.E$2]^[.B5])*EXP(-[.E$2])/FACT([.B5])" office:value-type="float" office:value="0.00756665496041414" calcext:value-type="float">
            <text:p>0,00756665496041414</text:p>
          </table:table-cell>
          <table:table-cell table:formula="of:=[.G4]+[.F5]" office:value-type="float" office:value="0.0103360506759257" calcext:value-type="float">
            <text:p>0,010336050675925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([.A$2]^[.B6])*EXP(-[.A$2])/FACT([.B6])" office:value-type="float" office:value="0.168031355741541" calcext:value-type="float">
            <text:p>0,168031355741541</text:p>
          </table:table-cell>
          <table:table-cell table:formula="of:=[.C6]+[.D5]" office:value-type="float" office:value="0.815263244523772" calcext:value-type="float">
            <text:p>0,815263244523772</text:p>
          </table:table-cell>
          <table:table-cell/>
          <table:table-cell table:formula="of:=([.E$2]^[.B6])*EXP(-[.E$2])/FACT([.B6])" office:value-type="float" office:value="0.0189166374010354" calcext:value-type="float">
            <text:p>0,0189166374010354</text:p>
          </table:table-cell>
          <table:table-cell table:formula="of:=[.G5]+[.F6]" office:value-type="float" office:value="0.0292526880769611" calcext:value-type="float">
            <text:p>0,029252688076961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([.A$2]^[.B7])*EXP(-[.A$2])/FACT([.B7])" office:value-type="float" office:value="0.100818813444924" calcext:value-type="float">
            <text:p>0,100818813444924</text:p>
          </table:table-cell>
          <table:table-cell table:formula="of:=[.C7]+[.D6]" office:value-type="float" office:value="0.916082057968696" calcext:value-type="float">
            <text:p>0,916082057968696</text:p>
          </table:table-cell>
          <table:table-cell/>
          <table:table-cell table:formula="of:=([.E$2]^[.B7])*EXP(-[.E$2])/FACT([.B7])" office:value-type="float" office:value="0.0378332748020707" calcext:value-type="float">
            <text:p>0,0378332748020707</text:p>
          </table:table-cell>
          <table:table-cell table:formula="of:=[.G6]+[.F7]" office:value-type="float" office:value="0.0670859628790318" calcext:value-type="float">
            <text:p>0,067085962879031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([.A$2]^[.B8])*EXP(-[.A$2])/FACT([.B8])" office:value-type="float" office:value="0.0504094067224623" calcext:value-type="float">
            <text:p>0,0504094067224623</text:p>
          </table:table-cell>
          <table:table-cell table:formula="of:=[.C8]+[.D7]" office:value-type="float" office:value="0.966491464691159" calcext:value-type="float">
            <text:p>0,966491464691159</text:p>
          </table:table-cell>
          <table:table-cell/>
          <table:table-cell table:formula="of:=([.E$2]^[.B8])*EXP(-[.E$2])/FACT([.B8])" office:value-type="float" office:value="0.0630554580034512" calcext:value-type="float">
            <text:p>0,0630554580034512</text:p>
          </table:table-cell>
          <table:table-cell table:formula="of:=[.G7]+[.F8]" office:value-type="float" office:value="0.130141420882483" calcext:value-type="float">
            <text:p>0,130141420882483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([.A$2]^[.B9])*EXP(-[.A$2])/FACT([.B9])" office:value-type="float" office:value="0.0216040314524838" calcext:value-type="float">
            <text:p>0,0216040314524838</text:p>
          </table:table-cell>
          <table:table-cell table:formula="of:=[.C9]+[.D8]" office:value-type="float" office:value="0.988095496143643" calcext:value-type="float">
            <text:p>0,988095496143643</text:p>
          </table:table-cell>
          <table:table-cell/>
          <table:table-cell table:formula="of:=([.E$2]^[.B9])*EXP(-[.E$2])/FACT([.B9])" office:value-type="float" office:value="0.090079225719216" calcext:value-type="float">
            <text:p>0,090079225719216</text:p>
          </table:table-cell>
          <table:table-cell table:formula="of:=[.G8]+[.F9]" office:value-type="float" office:value="0.220220646601699" calcext:value-type="float">
            <text:p>0,220220646601699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([.A$2]^[.B10])*EXP(-[.A$2])/FACT([.B10])" office:value-type="float" office:value="0.00810151179468143" calcext:value-type="float">
            <text:p>0,00810151179468143</text:p>
          </table:table-cell>
          <table:table-cell table:formula="of:=[.C10]+[.D9]" office:value-type="float" office:value="0.996197007938324" calcext:value-type="float">
            <text:p>0,996197007938324</text:p>
          </table:table-cell>
          <table:table-cell/>
          <table:table-cell table:formula="of:=([.E$2]^[.B10])*EXP(-[.E$2])/FACT([.B10])" office:value-type="float" office:value="0.11259903214902" calcext:value-type="float">
            <text:p>0,11259903214902</text:p>
          </table:table-cell>
          <table:table-cell table:formula="of:=[.G9]+[.F10]" office:value-type="float" office:value="0.332819678750719" calcext:value-type="float">
            <text:p>0,332819678750719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([.A$2]^[.B11])*EXP(-[.A$2])/FACT([.B11])" office:value-type="float" office:value="0.00270050393156048" calcext:value-type="float">
            <text:p>0,00270050393156048</text:p>
          </table:table-cell>
          <table:table-cell table:formula="of:=[.C11]+[.D10]" office:value-type="float" office:value="0.998897511869885" calcext:value-type="float">
            <text:p>0,998897511869885</text:p>
          </table:table-cell>
          <table:table-cell/>
          <table:table-cell table:formula="of:=([.E$2]^[.B11])*EXP(-[.E$2])/FACT([.B11])" office:value-type="float" office:value="0.125110035721133" calcext:value-type="float">
            <text:p>0,125110035721133</text:p>
          </table:table-cell>
          <table:table-cell table:formula="of:=[.G10]+[.F11]" office:value-type="float" office:value="0.457929714471852" calcext:value-type="float">
            <text:p>0,45792971447185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([.A$2]^[.B12])*EXP(-[.A$2])/FACT([.B12])" office:value-type="float" office:value="0.000810151179468143" calcext:value-type="float">
            <text:p>0,000810151179468143</text:p>
          </table:table-cell>
          <table:table-cell table:formula="of:=[.C12]+[.D11]" office:value-type="float" office:value="0.999707663049353" calcext:value-type="float">
            <text:p>0,999707663049353</text:p>
          </table:table-cell>
          <table:table-cell/>
          <table:table-cell table:formula="of:=([.E$2]^[.B12])*EXP(-[.E$2])/FACT([.B12])" office:value-type="float" office:value="0.125110035721133" calcext:value-type="float">
            <text:p>0,125110035721133</text:p>
          </table:table-cell>
          <table:table-cell table:formula="of:=[.G11]+[.F12]" office:value-type="float" office:value="0.583039750192986" calcext:value-type="float">
            <text:p>0,583039750192986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([.A$2]^[.B13])*EXP(-[.A$2])/FACT([.B13])" office:value-type="float" office:value="0.00022095032167313" calcext:value-type="float">
            <text:p>0,00022095032167313</text:p>
          </table:table-cell>
          <table:table-cell table:formula="of:=[.C13]+[.D12]" office:value-type="float" office:value="0.999928613371026" calcext:value-type="float">
            <text:p>0,999928613371026</text:p>
          </table:table-cell>
          <table:table-cell/>
          <table:table-cell table:formula="of:=([.E$2]^[.B13])*EXP(-[.E$2])/FACT([.B13])" office:value-type="float" office:value="0.113736396110121" calcext:value-type="float">
            <text:p>0,113736396110121</text:p>
          </table:table-cell>
          <table:table-cell table:formula="of:=[.G12]+[.F13]" office:value-type="float" office:value="0.696776146303107" calcext:value-type="float">
            <text:p>0,696776146303107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([.A$2]^[.B14])*EXP(-[.A$2])/FACT([.B14])" office:value-type="float" office:value="0.0000552375804182825" calcext:value-type="float">
            <text:p>5,52375804182825E-05</text:p>
          </table:table-cell>
          <table:table-cell table:formula="of:=[.C14]+[.D13]" office:value-type="float" office:value="0.999983850951444" calcext:value-type="float">
            <text:p>0,999983850951444</text:p>
          </table:table-cell>
          <table:table-cell/>
          <table:table-cell table:formula="of:=([.E$2]^[.B14])*EXP(-[.E$2])/FACT([.B14])" office:value-type="float" office:value="0.0947803300917677" calcext:value-type="float">
            <text:p>0,0947803300917677</text:p>
          </table:table-cell>
          <table:table-cell table:formula="of:=[.G13]+[.F14]" office:value-type="float" office:value="0.791556476394874" calcext:value-type="float">
            <text:p>0,791556476394874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([.A$2]^[.B15])*EXP(-[.A$2])/FACT([.B15])" office:value-type="float" office:value="0.0000127471339426806" calcext:value-type="float">
            <text:p>1,27471339426806E-05</text:p>
          </table:table-cell>
          <table:table-cell table:formula="of:=[.C15]+[.D14]" office:value-type="float" office:value="0.999996598085387" calcext:value-type="float">
            <text:p>0,999996598085387</text:p>
          </table:table-cell>
          <table:table-cell/>
          <table:table-cell table:formula="of:=([.E$2]^[.B15])*EXP(-[.E$2])/FACT([.B15])" office:value-type="float" office:value="0.0729079462244367" calcext:value-type="float">
            <text:p>0,0729079462244367</text:p>
          </table:table-cell>
          <table:table-cell table:formula="of:=[.G14]+[.F15]" office:value-type="float" office:value="0.864464422619311" calcext:value-type="float">
            <text:p>0,864464422619311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([.A$2]^[.B16])*EXP(-[.A$2])/FACT([.B16])" office:value-type="float" office:value="0.00000273152870200298" calcext:value-type="float">
            <text:p>2,73152870200298E-06</text:p>
          </table:table-cell>
          <table:table-cell table:formula="of:=[.C16]+[.D15]" office:value-type="float" office:value="0.999999329614089" calcext:value-type="float">
            <text:p>0,999999329614089</text:p>
          </table:table-cell>
          <table:table-cell/>
          <table:table-cell table:formula="of:=([.E$2]^[.B16])*EXP(-[.E$2])/FACT([.B16])" office:value-type="float" office:value="0.0520771044460262" calcext:value-type="float">
            <text:p>0,0520771044460262</text:p>
          </table:table-cell>
          <table:table-cell table:formula="of:=[.G15]+[.F16]" office:value-type="float" office:value="0.916541527065337" calcext:value-type="float">
            <text:p>0,916541527065337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([.A$2]^[.B17])*EXP(-[.A$2])/FACT([.B17])" office:value-type="float" office:value="0.0000005463057404006" calcext:value-type="float">
            <text:p>5,46305740400596E-07</text:p>
          </table:table-cell>
          <table:table-cell table:formula="of:=[.C17]+[.D16]" office:value-type="float" office:value="0.999999875919829" calcext:value-type="float">
            <text:p>0,999999875919829</text:p>
          </table:table-cell>
          <table:table-cell/>
          <table:table-cell table:formula="of:=([.E$2]^[.B17])*EXP(-[.E$2])/FACT([.B17])" office:value-type="float" office:value="0.0347180696306841" calcext:value-type="float">
            <text:p>0,0347180696306841</text:p>
          </table:table-cell>
          <table:table-cell table:formula="of:=[.G16]+[.F17]" office:value-type="float" office:value="0.951259596696021" calcext:value-type="float">
            <text:p>0,95125959669602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([.A$2]^[.B18])*EXP(-[.A$2])/FACT([.B18])" office:value-type="float" office:value="0.00000010243232632511" calcext:value-type="float">
            <text:p>1,02432326325112E-07</text:p>
          </table:table-cell>
          <table:table-cell table:formula="of:=[.C18]+[.D17]" office:value-type="float" office:value="0.999999978352156" calcext:value-type="float">
            <text:p>0,999999978352156</text:p>
          </table:table-cell>
          <table:table-cell/>
          <table:table-cell table:formula="of:=([.E$2]^[.B18])*EXP(-[.E$2])/FACT([.B18])" office:value-type="float" office:value="0.0216987935191776" calcext:value-type="float">
            <text:p>0,0216987935191776</text:p>
          </table:table-cell>
          <table:table-cell table:formula="of:=[.G17]+[.F18]" office:value-type="float" office:value="0.972958390215199" calcext:value-type="float">
            <text:p>0,972958390215199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([.A$2]^[.B19])*EXP(-[.A$2])/FACT([.B19])" office:value-type="float" office:value="0.0000000180762928809" calcext:value-type="float">
            <text:p>1,80762928809021E-08</text:p>
          </table:table-cell>
          <table:table-cell table:formula="of:=[.C19]+[.D18]" office:value-type="float" office:value="0.999999996428448" calcext:value-type="float">
            <text:p>0,999999996428448</text:p>
          </table:table-cell>
          <table:table-cell/>
          <table:table-cell table:formula="of:=([.E$2]^[.B19])*EXP(-[.E$2])/FACT([.B19])" office:value-type="float" office:value="0.0127639961877515" calcext:value-type="float">
            <text:p>0,0127639961877515</text:p>
          </table:table-cell>
          <table:table-cell table:formula="of:=[.G18]+[.F19]" office:value-type="float" office:value="0.985722386402951" calcext:value-type="float">
            <text:p>0,985722386402951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([.A$2]^[.B20])*EXP(-[.A$2])/FACT([.B20])" office:value-type="float" office:value="0.00000000301271548015" calcext:value-type="float">
            <text:p>3,01271548015035E-09</text:p>
          </table:table-cell>
          <table:table-cell table:formula="of:=[.C20]+[.D19]" office:value-type="float" office:value="0.999999999441164" calcext:value-type="float">
            <text:p>0,999999999441164</text:p>
          </table:table-cell>
          <table:table-cell/>
          <table:table-cell table:formula="of:=([.E$2]^[.B20])*EXP(-[.E$2])/FACT([.B20])" office:value-type="float" office:value="0.00709110899319529" calcext:value-type="float">
            <text:p>0,00709110899319529</text:p>
          </table:table-cell>
          <table:table-cell table:formula="of:=[.G19]+[.F20]" office:value-type="float" office:value="0.992813495396146" calcext:value-type="float">
            <text:p>0,992813495396146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([.A$2]^[.B21])*EXP(-[.A$2])/FACT([.B21])" office:value-type="float" office:value="0.00000000047569191792" calcext:value-type="float">
            <text:p>4,75691917918476E-10</text:p>
          </table:table-cell>
          <table:table-cell table:formula="of:=[.C21]+[.D20]" office:value-type="float" office:value="0.999999999916856" calcext:value-type="float">
            <text:p>0,999999999916856</text:p>
          </table:table-cell>
          <table:table-cell/>
          <table:table-cell table:formula="of:=([.E$2]^[.B21])*EXP(-[.E$2])/FACT([.B21])" office:value-type="float" office:value="0.00373216262799752" calcext:value-type="float">
            <text:p>0,00373216262799752</text:p>
          </table:table-cell>
          <table:table-cell table:formula="of:=[.G20]+[.F21]" office:value-type="float" office:value="0.996545658024143" calcext:value-type="float">
            <text:p>0,996545658024143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([.A$2]^[.B22])*EXP(-[.A$2])/FACT([.B22])" office:value-type="float" office:value="0.00000000007135378769" calcext:value-type="float">
            <text:p>7,13537876877714E-11</text:p>
          </table:table-cell>
          <table:table-cell table:formula="of:=[.C22]+[.D21]" office:value-type="float" office:value="0.99999999998821" calcext:value-type="float">
            <text:p>0,99999999998821</text:p>
          </table:table-cell>
          <table:table-cell/>
          <table:table-cell table:formula="of:=([.E$2]^[.B22])*EXP(-[.E$2])/FACT([.B22])" office:value-type="float" office:value="0.00186608131399876" calcext:value-type="float">
            <text:p>0,00186608131399876</text:p>
          </table:table-cell>
          <table:table-cell table:formula="of:=[.G21]+[.F22]" office:value-type="float" office:value="0.998411739338142" calcext:value-type="float">
            <text:p>0,998411739338142</text:p>
          </table:table-cell>
        </table:table-row>
        <table:table-row table:style-name="ro1">
          <table:table-cell/>
          <table:table-cell office:value-type="string" calcext:value-type="string">
            <text:p>suma</text:p>
          </table:table-cell>
          <table:table-cell table:formula="of:=SUM([.C2:.C22])" office:value-type="float" office:value="0.999999999988209" calcext:value-type="float">
            <text:p>0,999999999988209</text:p>
          </table:table-cell>
          <table:table-cell table:number-columns-repeated="2"/>
          <table:table-cell table:formula="of:=SUM([.F2:.F22])" office:value-type="float" office:value="0.998411739338142" calcext:value-type="float">
            <text:p>0,99841173933814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8">00.00.0000</text:date>, <text:time style:data-style-name="N2" text:time-value="11:44:22.956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27T08:38:08.663000000</meta:creation-date>
    <dc:date>2022-11-08T12:47:28.570000000</dc:date>
    <meta:editing-duration>PT9M50S</meta:editing-duration>
    <meta:editing-cycles>2</meta:editing-cycles>
    <meta:generator>LibreOffice/7.2.4.1$Windows_X86_64 LibreOffice_project/27d75539669ac387bb498e35313b970b7fe9c4f9</meta:generator>
    <meta:document-statistic meta:table-count="9" meta:cell-count="412" meta:object-count="1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728cm" svg:height="6.403cm" xlink:href=".." xlink:type="simple" chart:class="chart:scatter" chart:column-mapping="0" chart:style-name="ch1">
        <chart:title svg:x="1.789cm" svg:y="0.014cm" chart:style-name="ch2">
          <text:p>Wykres funkcji rozkładu prawdopodobieństwa</text:p>
        </chart:title>
        <chart:plot-area chart:style-name="ch3" table:cell-range-address="Arkusz1.A2:Arkusz1.A6 Arkusz1.C1:Arkusz1.C6" chart:data-source-has-labels="both" svg:x="0.983cm" svg:y="0.409cm" svg:width="9.495cm" svg:height="5.454cm">
          <chart:coordinate-region svg:x="1.895cm" svg:y="0.608cm" svg:width="8.489cm" svg:height="4.608cm"/>
          <chart:axis chart:dimension="x" chart:name="primary-x" chart:style-name="ch4" chartooo:axis-type="auto">
            <chart:title svg:x="5.527cm" svg:y="5.843cm" chart:style-name="ch5">
              <text:p>Xi</text:p>
            </chart:title>
            <chart:categories table:cell-range-address="Arkusz1.A2:Arkusz1.A6"/>
          </chart:axis>
          <chart:axis chart:dimension="y" chart:name="primary-y" chart:style-name="ch6">
            <chart:title svg:x="0.189cm" svg:y="3.326cm" chart:style-name="ch7">
              <text:p>pi</text:p>
            </chart:title>
            <chart:grid chart:style-name="ch8" chart:class="major"/>
          </chart:axis>
          <chart:series chart:style-name="ch9" chart:values-cell-range-address="Arkusz1.C2:Arkusz1.C6" chart:label-cell-address="Arkusz1.C1:Arkusz1.C1" chart:class="chart:scatter">
            <chart:domain table:cell-range-address="Arkusz1.A2:Arkusz1.A6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pi</text:p>
                <draw:g>
                  <svg:desc>Arkusz1.C1:Arkusz1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Arkusz1.A2:Arkusz1.A6</svg:desc>
                </draw:g>
              </table:table-cell>
              <table:table-cell office:value-type="float" office:value="1">
                <text:p>1</text:p>
                <draw:g>
                  <svg:desc>Arkusz1.A2:Arkusz1.A6</svg:desc>
                </draw:g>
              </table:table-cell>
              <table:table-cell office:value-type="float" office:value="0.05">
                <text:p>0.05</text:p>
                <draw:g>
                  <svg:desc>Arkusz1.C2:Arkusz1.C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1">
                <text:p>0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4.1$Windows_X86_64 LibreOffice_project/27d75539669ac387bb498e35313b970b7fe9c4f9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0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22cm" svg:y="0.316cm" chart:style-name="ch2">
          <text:p>Rozkłąd gęstości prawdopodobienstwa Poisson</text:p>
        </chart:title>
        <chart:legend chart:legend-position="end" svg:x="13.042cm" svg:y="4.201cm" style:legend-expansion="high" chart:style-name="ch3"/>
        <chart:plot-area chart:style-name="ch4" table:cell-range-address="Arkusz9.B1:Arkusz9.C12" chart:data-source-has-labels="both" svg:x="1.331cm" svg:y="1.275cm" svg:width="11.391cm" svg:height="6.564cm">
          <chart:coordinate-region svg:x="2.243cm" svg:y="1.474cm" svg:width="10.292cm" svg:height="5.718cm"/>
          <chart:axis chart:dimension="x" chart:name="primary-x" chart:style-name="ch5" chartooo:axis-type="auto">
            <chart:title svg:x="6.678cm" svg:y="8.019cm" chart:style-name="ch6">
              <text:p>k=xi</text:p>
            </chart:title>
            <chart:categories table:cell-range-address="Arkusz9.B2:Arkusz9.B12"/>
          </chart:axis>
          <chart:axis chart:dimension="y" chart:name="primary-y" chart:style-name="ch7">
            <chart:title svg:x="0.451cm" svg:y="4.747cm" chart:style-name="ch8">
              <text:p>pi</text:p>
            </chart:title>
            <chart:grid chart:style-name="ch9" chart:class="major"/>
          </chart:axis>
          <chart:series chart:style-name="ch10" chart:values-cell-range-address="Arkusz9.C2:Arkusz9.C12" chart:label-cell-address="Arkusz9.C1:Arkusz9.C1" chart:class="chart:scatter">
            <chart:domain table:cell-range-address="Arkusz9.B2:Arkusz9.B12"/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mbda=3</text:p>
                <draw:g>
                  <svg:desc>Arkusz9.C1:Arkusz9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Arkusz9.B2:Arkusz9.B12</svg:desc>
                </draw:g>
              </table:table-cell>
              <table:table-cell office:value-type="float" office:value="0.049787068367864">
                <text:p>0.049787068367864</text:p>
                <draw:g>
                  <svg:desc>Arkusz9.C2:Arkusz9.C1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149361205103592">
                <text:p>0.14936120510359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24041807655388">
                <text:p>0.22404180765538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224041807655388">
                <text:p>0.22404180765538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68031355741541">
                <text:p>0.16803135574154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00818813444924">
                <text:p>0.10081881344492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504094067224623">
                <text:p>0.050409406722462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216040314524838">
                <text:p>0.021604031452483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810151179468143">
                <text:p>0.0081015117946814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270050393156048">
                <text:p>0.0027005039315604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0810151179468143">
                <text:p>0.00081015117946814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4.1$Windows_X86_64 LibreOffice_project/27d75539669ac387bb498e35313b970b7fe9c4f9</meta:generator>
  </office:meta>
</office:document-meta>
</file>

<file path=Object 10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08cm" svg:y="0.316cm" chart:style-name="ch2">
          <text:p>Rozkład gęstości prawdopodobieństwa</text:p>
        </chart:title>
        <chart:legend chart:legend-position="end" svg:x="13.446cm" svg:y="3.952cm" style:legend-expansion="high" chart:style-name="ch3"/>
        <chart:plot-area chart:style-name="ch4" table:cell-range-address="Arkusz9.B2:Arkusz9.C22 Arkusz9.B1:Arkusz9.C1 Arkusz9.F1:Arkusz9.F22" chart:data-source-has-labels="both" svg:x="1.331cm" svg:y="1.275cm" svg:width="11.795cm" svg:height="6.564cm">
          <chart:coordinate-region svg:x="2.243cm" svg:y="1.474cm" svg:width="10.883cm" svg:height="5.718cm"/>
          <chart:axis chart:dimension="x" chart:name="primary-x" chart:style-name="ch5" chartooo:axis-type="auto">
            <chartooo:date-scale/>
            <chart:title svg:x="6.88cm" svg:y="8.019cm" chart:style-name="ch6">
              <text:p>k=xi</text:p>
            </chart:title>
            <chart:categories table:cell-range-address="Arkusz9.B2:Arkusz9.B22"/>
          </chart:axis>
          <chart:axis chart:dimension="y" chart:name="primary-y" chart:style-name="ch7">
            <chart:title svg:x="0.451cm" svg:y="4.747cm" chart:style-name="ch8">
              <text:p>pi</text:p>
            </chart:title>
            <chart:grid chart:style-name="ch9" chart:class="major"/>
          </chart:axis>
          <chart:series chart:style-name="ch10" chart:values-cell-range-address="Arkusz9.C2:Arkusz9.C22" chart:label-cell-address="Arkusz9.C1:Arkusz9.C1" chart:class="chart:bar">
            <chart:data-point chart:repeated="21"/>
          </chart:series>
          <chart:series chart:style-name="ch11" chart:values-cell-range-address="Arkusz9.F2:Arkusz9.F22" chart:label-cell-address="Arkusz9.F1:Arkusz9.F1" chart:class="chart:ba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mbda=3</text:p>
                <draw:g>
                  <svg:desc>Arkusz9.C1:Arkusz9.C1</svg:desc>
                </draw:g>
              </table:table-cell>
              <table:table-cell office:value-type="string">
                <text:p>Lambda=10</text:p>
                <draw:g>
                  <svg:desc>Arkusz9.F1:Arkusz9.F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Arkusz9.B2:Arkusz9.B22</svg:desc>
                </draw:g>
              </table:table-cell>
              <table:table-cell office:value-type="float" office:value="0.049787068367864">
                <text:p>0.049787068367864</text:p>
                <draw:g>
                  <svg:desc>Arkusz9.C2:Arkusz9.C22</svg:desc>
                </draw:g>
              </table:table-cell>
              <table:table-cell office:value-type="float" office:value="0.0000453999297624849">
                <text:p>0.0000453999297624849</text:p>
                <draw:g>
                  <svg:desc>Arkusz9.F2:Arkusz9.F2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149361205103592">
                <text:p>0.149361205103592</text:p>
              </table:table-cell>
              <table:table-cell office:value-type="float" office:value="0.000453999297624849">
                <text:p>0.00045399929762484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24041807655388">
                <text:p>0.224041807655388</text:p>
              </table:table-cell>
              <table:table-cell office:value-type="float" office:value="0.00226999648812424">
                <text:p>0.0022699964881242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224041807655388">
                <text:p>0.224041807655388</text:p>
              </table:table-cell>
              <table:table-cell office:value-type="float" office:value="0.00756665496041414">
                <text:p>0.0075666549604141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68031355741541">
                <text:p>0.168031355741541</text:p>
              </table:table-cell>
              <table:table-cell office:value-type="float" office:value="0.0189166374010354">
                <text:p>0.018916637401035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00818813444924">
                <text:p>0.100818813444924</text:p>
              </table:table-cell>
              <table:table-cell office:value-type="float" office:value="0.0378332748020707">
                <text:p>0.037833274802070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504094067224623">
                <text:p>0.0504094067224623</text:p>
              </table:table-cell>
              <table:table-cell office:value-type="float" office:value="0.0630554580034512">
                <text:p>0.063055458003451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216040314524838">
                <text:p>0.0216040314524838</text:p>
              </table:table-cell>
              <table:table-cell office:value-type="float" office:value="0.090079225719216">
                <text:p>0.09007922571921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810151179468143">
                <text:p>0.00810151179468143</text:p>
              </table:table-cell>
              <table:table-cell office:value-type="float" office:value="0.11259903214902">
                <text:p>0.1125990321490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270050393156048">
                <text:p>0.00270050393156048</text:p>
              </table:table-cell>
              <table:table-cell office:value-type="float" office:value="0.125110035721133">
                <text:p>0.12511003572113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0810151179468143">
                <text:p>0.000810151179468143</text:p>
              </table:table-cell>
              <table:table-cell office:value-type="float" office:value="0.125110035721133">
                <text:p>0.12511003572113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0022095032167313">
                <text:p>0.00022095032167313</text:p>
              </table:table-cell>
              <table:table-cell office:value-type="float" office:value="0.113736396110121">
                <text:p>0.11373639611012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000552375804182825">
                <text:p>0.0000552375804182825</text:p>
              </table:table-cell>
              <table:table-cell office:value-type="float" office:value="0.0947803300917677">
                <text:p>0.094780330091767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000127471339426806">
                <text:p>0.0000127471339426806</text:p>
              </table:table-cell>
              <table:table-cell office:value-type="float" office:value="0.0729079462244367">
                <text:p>0.072907946224436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0000273152870200298">
                <text:p>0.00000273152870200298</text:p>
              </table:table-cell>
              <table:table-cell office:value-type="float" office:value="0.0520771044460262">
                <text:p>0.052077104446026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000005463057404006">
                <text:p>0.0000005463057404006</text:p>
              </table:table-cell>
              <table:table-cell office:value-type="float" office:value="0.0347180696306841">
                <text:p>0.034718069630684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0000010243232632511">
                <text:p>0.00000010243232632511</text:p>
              </table:table-cell>
              <table:table-cell office:value-type="float" office:value="0.0216987935191776">
                <text:p>0.021698793519177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000000180762928809">
                <text:p>0.0000000180762928809</text:p>
              </table:table-cell>
              <table:table-cell office:value-type="float" office:value="0.0127639961877515">
                <text:p>0.012763996187751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0000000301271548015">
                <text:p>0.00000000301271548015</text:p>
              </table:table-cell>
              <table:table-cell office:value-type="float" office:value="0.00709110899319529">
                <text:p>0.0070911089931952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0000000047569191792">
                <text:p>0.00000000047569191792</text:p>
              </table:table-cell>
              <table:table-cell office:value-type="float" office:value="0.00373216262799752">
                <text:p>0.0037321626279975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000000007135378769">
                <text:p>0.00000000007135378769</text:p>
              </table:table-cell>
              <table:table-cell office:value-type="float" office:value="0.00186608131399876">
                <text:p>0.00186608131399876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4.1$Windows_X86_64 LibreOffice_project/27d75539669ac387bb498e35313b970b7fe9c4f9</meta:generator>
  </office:meta>
</office:document-meta>
</file>

<file path=Object 1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594cm" svg:y="0.316cm" chart:style-name="ch2">
          <text:p>Dystrybuanta</text:p>
        </chart:title>
        <chart:legend chart:legend-position="end" svg:x="11.461cm" svg:y="3.952cm" style:legend-expansion="high" chart:style-name="ch3"/>
        <chart:plot-area chart:style-name="ch4" table:cell-range-address="Arkusz9.B2:Arkusz9.B22 Arkusz9.D1:Arkusz9.D22 Arkusz9.G1:Arkusz9.G22" chart:data-source-has-labels="both" svg:x="0.32cm" svg:y="1.275cm" svg:width="10.821cm" svg:height="6.564cm">
          <chart:coordinate-region svg:x="1.047cm" svg:y="1.475cm" svg:width="10.094cm" svg:height="5.717cm"/>
          <chart:axis chart:dimension="x" chart:name="primary-x" chart:style-name="ch5" chartooo:axis-type="auto">
            <chartooo:date-scale/>
            <chart:title svg:x="5.382cm" svg:y="8.019cm" chart:style-name="ch6">
              <text:p>xi=k</text:p>
            </chart:title>
            <chart:categories table:cell-range-address="Arkusz9.B2:Arkusz9.B2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Arkusz9.D2:Arkusz9.D22" chart:label-cell-address="Arkusz9.D1:Arkusz9.D1" chart:class="chart:bar">
            <chart:data-point chart:repeated="21"/>
          </chart:series>
          <chart:series chart:style-name="ch10" chart:values-cell-range-address="Arkusz9.G2:Arkusz9.G22" chart:label-cell-address="Arkusz9.G1:Arkusz9.G1" chart:class="chart:bar">
            <chart:data-point chart:repeated="15"/>
            <chart:data-point chart:style-name="ch11"/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ystrybuanta lambda=3</text:p>
                <draw:g>
                  <svg:desc>Arkusz9.D1:Arkusz9.D1</svg:desc>
                </draw:g>
              </table:table-cell>
              <table:table-cell office:value-type="string">
                <text:p>dystrybuanta lambda=10</text:p>
                <draw:g>
                  <svg:desc>Arkusz9.G1:Arkusz9.G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Arkusz9.B2:Arkusz9.B22</svg:desc>
                </draw:g>
              </table:table-cell>
              <table:table-cell office:value-type="float" office:value="0.049787068367864">
                <text:p>0.049787068367864</text:p>
                <draw:g>
                  <svg:desc>Arkusz9.D2:Arkusz9.D22</svg:desc>
                </draw:g>
              </table:table-cell>
              <table:table-cell office:value-type="float" office:value="0.0000453999297624849">
                <text:p>0.0000453999297624849</text:p>
                <draw:g>
                  <svg:desc>Arkusz9.G2:Arkusz9.G2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199148273471456">
                <text:p>0.199148273471456</text:p>
              </table:table-cell>
              <table:table-cell office:value-type="float" office:value="0.000499399227387333">
                <text:p>0.00049939922738733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423190081126844">
                <text:p>0.423190081126844</text:p>
              </table:table-cell>
              <table:table-cell office:value-type="float" office:value="0.00276939571551158">
                <text:p>0.0027693957155115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647231888782231">
                <text:p>0.647231888782231</text:p>
              </table:table-cell>
              <table:table-cell office:value-type="float" office:value="0.0103360506759257">
                <text:p>0.010336050675925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815263244523772">
                <text:p>0.815263244523772</text:p>
              </table:table-cell>
              <table:table-cell office:value-type="float" office:value="0.0292526880769611">
                <text:p>0.029252688076961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916082057968696">
                <text:p>0.916082057968696</text:p>
              </table:table-cell>
              <table:table-cell office:value-type="float" office:value="0.0670859628790318">
                <text:p>0.067085962879031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966491464691159">
                <text:p>0.966491464691159</text:p>
              </table:table-cell>
              <table:table-cell office:value-type="float" office:value="0.130141420882483">
                <text:p>0.13014142088248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988095496143643">
                <text:p>0.988095496143643</text:p>
              </table:table-cell>
              <table:table-cell office:value-type="float" office:value="0.220220646601699">
                <text:p>0.22022064660169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996197007938324">
                <text:p>0.996197007938324</text:p>
              </table:table-cell>
              <table:table-cell office:value-type="float" office:value="0.332819678750719">
                <text:p>0.33281967875071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998897511869885">
                <text:p>0.998897511869885</text:p>
              </table:table-cell>
              <table:table-cell office:value-type="float" office:value="0.457929714471852">
                <text:p>0.45792971447185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999707663049353">
                <text:p>0.999707663049353</text:p>
              </table:table-cell>
              <table:table-cell office:value-type="float" office:value="0.583039750192986">
                <text:p>0.58303975019298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999928613371026">
                <text:p>0.999928613371026</text:p>
              </table:table-cell>
              <table:table-cell office:value-type="float" office:value="0.696776146303107">
                <text:p>0.69677614630310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999983850951444">
                <text:p>0.999983850951444</text:p>
              </table:table-cell>
              <table:table-cell office:value-type="float" office:value="0.791556476394874">
                <text:p>0.79155647639487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999996598085387">
                <text:p>0.999996598085387</text:p>
              </table:table-cell>
              <table:table-cell office:value-type="float" office:value="0.864464422619311">
                <text:p>0.86446442261931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999999329614089">
                <text:p>0.999999329614089</text:p>
              </table:table-cell>
              <table:table-cell office:value-type="float" office:value="0.916541527065337">
                <text:p>0.91654152706533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999999875919829">
                <text:p>0.999999875919829</text:p>
              </table:table-cell>
              <table:table-cell office:value-type="float" office:value="0.951259596696021">
                <text:p>0.95125959669602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999999978352156">
                <text:p>0.999999978352156</text:p>
              </table:table-cell>
              <table:table-cell office:value-type="float" office:value="0.972958390215199">
                <text:p>0.97295839021519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999999996428448">
                <text:p>0.999999996428448</text:p>
              </table:table-cell>
              <table:table-cell office:value-type="float" office:value="0.985722386402951">
                <text:p>0.98572238640295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999999999441164">
                <text:p>0.999999999441164</text:p>
              </table:table-cell>
              <table:table-cell office:value-type="float" office:value="0.992813495396146">
                <text:p>0.99281349539614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999999999916856">
                <text:p>0.999999999916856</text:p>
              </table:table-cell>
              <table:table-cell office:value-type="float" office:value="0.996545658024143">
                <text:p>0.99654565802414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9999999998821">
                <text:p>0.99999999998821</text:p>
              </table:table-cell>
              <table:table-cell office:value-type="float" office:value="0.998411739338142">
                <text:p>0.99841173933814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4.1$Windows_X86_64 LibreOffice_project/27d75539669ac387bb498e35313b970b7fe9c4f9</meta:generator>
  </office:meta>
</office:document-meta>
</file>

<file path=Object 1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156cm" svg:height="7.963cm" xlink:href=".." xlink:type="simple" chart:class="chart:scatter" chart:column-mapping="0" chart:style-name="ch1">
        <chart:title svg:x="2.47cm" svg:y="0.295cm" chart:style-name="ch2">
          <text:p>Wykres funkcji rozkładu prawdopodobienstwa</text:p>
        </chart:title>
        <chart:legend chart:legend-position="end" svg:x="12.713cm" svg:y="3.682cm" style:legend-expansion="high" chart:style-name="ch3"/>
        <chart:plot-area chart:style-name="ch4" table:cell-range-address="Arkusz2.A1:Arkusz2.B9" chart:data-source-has-labels="both" svg:x="1.294cm" svg:y="1.233cm" svg:width="11.136cm" svg:height="5.59cm">
          <chart:coordinate-region svg:x="2.206cm" svg:y="1.432cm" svg:width="10.13cm" svg:height="4.744cm"/>
          <chart:axis chart:dimension="x" chart:name="primary-x" chart:style-name="ch5" chartooo:axis-type="auto">
            <chart:title svg:x="6.686cm" svg:y="6.982cm" chart:style-name="ch6">
              <text:p>xi</text:p>
            </chart:title>
            <chart:categories table:cell-range-address="Arkusz2.A2:Arkusz2.A9"/>
          </chart:axis>
          <chart:axis chart:dimension="y" chart:name="primary-y" chart:style-name="ch5">
            <chart:title svg:x="0.451cm" svg:y="4.218cm" chart:style-name="ch7">
              <text:p>pi</text:p>
            </chart:title>
            <chart:grid chart:style-name="ch8" chart:class="major"/>
          </chart:axis>
          <chart:series chart:style-name="ch9" chart:values-cell-range-address="Arkusz2.B2:Arkusz2.B9" chart:label-cell-address="Arkusz2.B1:Arkusz2.B1" chart:class="chart:scatter">
            <chart:domain table:cell-range-address="Arkusz2.A2:Arkusz2.A9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P(X)</text:p>
                <draw:g>
                  <svg:desc>Arkusz2.B1:Arkusz2.B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Arkusz2.A2:Arkusz2.A9</svg:desc>
                </draw:g>
              </table:table-cell>
              <table:table-cell office:value-type="float" office:value="0">
                <text:p>0</text:p>
                <draw:g>
                  <svg:desc>Arkusz2.A2:Arkusz2.A9</svg:desc>
                </draw:g>
              </table:table-cell>
              <table:table-cell office:value-type="float" office:value="0.049787068367864">
                <text:p>0.049787068367864</text:p>
                <draw:g>
                  <svg:desc>Arkusz2.B2:Arkusz2.B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149361205103592">
                <text:p>0.14936120510359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224041807655388">
                <text:p>0.22404180765538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224041807655388">
                <text:p>0.22404180765538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168031355741541">
                <text:p>0.16803135574154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100818813444924">
                <text:p>0.10081881344492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504094067224623">
                <text:p>0.050409406722462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216040314524838">
                <text:p>0.02160403145248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4.1$Windows_X86_64 LibreOffice_project/27d75539669ac387bb498e35313b970b7fe9c4f9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676cm" svg:height="5.407cm" xlink:href=".." xlink:type="simple" chart:class="chart:scatter" chart:style-name="ch1">
        <chart:plot-area chart:style-name="ch2" table:cell-range-address="Arkusz3.B1:Arkusz3.B6" chart:data-source-has-labels="row" svg:x="1.285cm" svg:y="0.243cm" svg:width="6.661cm" svg:height="3.606cm">
          <chart:coordinate-region svg:x="2.092cm" svg:y="0.442cm" svg:width="5.76cm" svg:height="2.76cm"/>
          <chart:axis chart:dimension="x" chart:name="primary-x" chart:style-name="ch3">
            <chart:title svg:x="4.439cm" svg:y="3.957cm" chart:style-name="ch4">
              <text:p>xi</text:p>
            </chart:title>
          </chart:axis>
          <chart:axis chart:dimension="y" chart:name="primary-y" chart:style-name="ch5">
            <chart:title svg:x="0.552cm" svg:y="3.162cm" chart:style-name="ch6">
              <text:p>liczba sklepów</text:p>
            </chart:title>
            <chart:grid chart:style-name="ch7" chart:class="major"/>
          </chart:axis>
          <chart:series chart:style-name="ch8" chart:values-cell-range-address="Arkusz3.B2:Arkusz3.B6" chart:label-cell-address="Arkusz3.B1:Arkusz3.B1" chart:class="chart:scatte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czba sklepów</text:p>
                <draw:g>
                  <svg:desc>Arkusz3.B1:Arkusz3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Arkusz3.B2:Arkusz3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4.1$Windows_X86_64 LibreOffice_project/27d75539669ac387bb498e35313b970b7fe9c4f9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531cm" svg:height="6.486cm" xlink:href=".." xlink:type="simple" chart:class="chart:scatter" chart:style-name="ch1">
        <chart:title svg:x="1.157cm" svg:y="0.265cm" chart:style-name="ch2">
          <text:p>Wykres funkcji rozkładu prawdopodobieństwa</text:p>
        </chart:title>
        <chart:plot-area chart:style-name="ch3" table:cell-range-address="Arkusz3.C1:Arkusz3.C6" chart:data-source-has-labels="row" svg:x="1.241cm" svg:y="1.173cm" svg:width="10.06cm" svg:height="4.203cm">
          <chart:coordinate-region svg:x="1.968cm" svg:y="1.373cm" svg:width="9.239cm" svg:height="3.356cm"/>
          <chart:axis chart:dimension="x" chart:name="primary-x" chart:style-name="ch4">
            <chart:title svg:x="6.095cm" svg:y="5.505cm" chart:style-name="ch5">
              <text:p>xi</text:p>
            </chart:title>
          </chart:axis>
          <chart:axis chart:dimension="y" chart:name="primary-y" chart:style-name="ch6">
            <chart:title svg:x="0.451cm" svg:y="3.464cm" chart:style-name="ch7">
              <text:p>pi</text:p>
            </chart:title>
            <chart:grid chart:style-name="ch8" chart:class="major"/>
          </chart:axis>
          <chart:series chart:style-name="ch9" chart:values-cell-range-address="Arkusz3.C2:Arkusz3.C6" chart:label-cell-address="Arkusz3.C1:Arkusz3.C1" chart:class="chart:scatte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i</text:p>
                <draw:g>
                  <svg:desc>Arkusz3.C1:Arkusz3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">
                <text:p>0.05</text:p>
                <draw:g>
                  <svg:desc>Arkusz3.C2:Arkusz3.C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">
                <text:p>0.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4.1$Windows_X86_64 LibreOffice_project/27d75539669ac387bb498e35313b970b7fe9c4f9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" chart:maximum="5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533cm" svg:height="6.416cm" xlink:href=".." xlink:type="simple" chart:class="chart:scatter" chart:column-mapping="0" chart:style-name="ch1">
        <chart:title svg:x="2.158cm" svg:y="0.264cm" chart:style-name="ch2">
          <text:p>Wykres funkcji rozkładu prawdopodobieństwa</text:p>
        </chart:title>
        <chart:plot-area chart:style-name="ch3" table:cell-range-address="Arkusz4.A2:Arkusz4.A6 Arkusz4.C1:Arkusz4.C6" chart:data-source-has-labels="both" svg:x="1.281cm" svg:y="1.171cm" svg:width="11.982cm" svg:height="4.136cm">
          <chart:coordinate-region svg:x="2.008cm" svg:y="1.37cm" svg:width="11.161cm" svg:height="3.29cm"/>
          <chart:axis chart:dimension="x" chart:name="primary-x" chart:style-name="ch4" chartooo:axis-type="auto">
            <chart:title svg:x="7.096cm" svg:y="5.435cm" chart:style-name="ch5">
              <text:p>xi</text:p>
            </chart:title>
            <chart:categories table:cell-range-address="Arkusz4.A2:Arkusz4.A6"/>
          </chart:axis>
          <chart:axis chart:dimension="y" chart:name="primary-y" chart:style-name="ch6">
            <chart:title svg:x="0.451cm" svg:y="3.429cm" chart:style-name="ch7">
              <text:p>pi</text:p>
            </chart:title>
            <chart:grid chart:style-name="ch8" chart:class="major"/>
          </chart:axis>
          <chart:series chart:style-name="ch9" chart:values-cell-range-address="Arkusz4.C2:Arkusz4.C6" chart:label-cell-address="Arkusz4.C1:Arkusz4.C1" chart:class="chart:scatter">
            <chart:domain table:cell-range-address="Arkusz4.A2:Arkusz4.A6"/>
            <chart:data-point chart:repeated="2"/>
            <chart:data-point chart:style-name="ch10"/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pi</text:p>
                <draw:g>
                  <svg:desc>Arkusz4.C1:Arkusz4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Arkusz4.A2:Arkusz4.A6</svg:desc>
                </draw:g>
              </table:table-cell>
              <table:table-cell office:value-type="float" office:value="1">
                <text:p>1</text:p>
                <draw:g>
                  <svg:desc>Arkusz4.A2:Arkusz4.A6</svg:desc>
                </draw:g>
              </table:table-cell>
              <table:table-cell office:value-type="float" office:value="0.05">
                <text:p>0.05</text:p>
                <draw:g>
                  <svg:desc>Arkusz4.C2:Arkusz4.C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1">
                <text:p>0.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4.1$Windows_X86_64 LibreOffice_project/27d75539669ac387bb498e35313b970b7fe9c4f9</meta:generator>
  </office:meta>
</office:document-meta>
</file>

<file path=Object 5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6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151cm" svg:height="6.721cm" xlink:href=".." xlink:type="simple" chart:class="chart:scatter" chart:style-name="ch1">
        <chart:title svg:x="1.478cm" svg:y="0.269cm" chart:style-name="ch2">
          <text:p>Wykres funkcji rozkładu prawdopodobieństwa (Poisson)</text:p>
        </chart:title>
        <chart:legend chart:legend-position="end" svg:x="12.131cm" svg:y="3.061cm" style:legend-expansion="high" chart:style-name="ch3"/>
        <chart:plot-area chart:style-name="ch4" table:cell-range-address="Arkusz5.A1:Arkusz5.A11 Arkusz5.B1:Arkusz5.B12" chart:data-source-has-labels="both" svg:x="1.274cm" svg:y="1.686cm" svg:width="10.594cm" svg:height="3.92cm">
          <chart:coordinate-region svg:x="2.186cm" svg:y="1.885cm" svg:width="9.495cm" svg:height="3.074cm"/>
          <chart:axis chart:dimension="x" chart:name="primary-x" chart:style-name="ch5" chartooo:axis-type="auto">
            <chart:title svg:x="6.395cm" svg:y="5.74cm" chart:style-name="ch6">
              <text:p>xi</text:p>
            </chart:title>
            <chart:categories table:cell-range-address="Arkusz5.A2:Arkusz5.A11"/>
          </chart:axis>
          <chart:axis chart:dimension="y" chart:name="primary-y" chart:style-name="ch5">
            <chart:title svg:x="0.451cm" svg:y="3.836cm" chart:style-name="ch7">
              <text:p>pi</text:p>
            </chart:title>
            <chart:grid chart:style-name="ch8" chart:class="major"/>
          </chart:axis>
          <chart:series chart:style-name="ch9" chart:values-cell-range-address="Arkusz5.B2:Arkusz5.B12" chart:label-cell-address="Arkusz5.B1:Arkusz5.B1" chart:class="chart:scatter">
            <chart:domain table:cell-range-address="Arkusz5.A2:Arkusz5.A11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pi</text:p>
                <draw:g>
                  <svg:desc>Arkusz5.B1:Arkusz5.B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Arkusz5.A2:Arkusz5.A11</svg:desc>
                </draw:g>
              </table:table-cell>
              <table:table-cell office:value-type="float" office:value="0">
                <text:p>0</text:p>
                <draw:g>
                  <svg:desc>Arkusz5.A2:Arkusz5.A11</svg:desc>
                </draw:g>
              </table:table-cell>
              <table:table-cell office:value-type="float" office:value="0.049787068367864">
                <text:p>0.049787068367864</text:p>
                <draw:g>
                  <svg:desc>Arkusz5.B2:Arkusz5.B1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149361205103592">
                <text:p>0.14936120510359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224041807655388">
                <text:p>0.22404180765538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224041807655388">
                <text:p>0.22404180765538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168031355741541">
                <text:p>0.16803135574154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100818813444924">
                <text:p>0.10081881344492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504094067224623">
                <text:p>0.050409406722462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216040314524838">
                <text:p>0.021604031452483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0810151179468143">
                <text:p>0.0081015117946814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0270050393156048">
                <text:p>0.002700503931560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810151179468143">
                <text:p>0.00081015117946814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4.1$Windows_X86_64 LibreOffice_project/27d75539669ac387bb498e35313b970b7fe9c4f9</meta:generator>
  </office:meta>
</office:document-meta>
</file>

<file path=Object 6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7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" chart:maximum="5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824cm" svg:height="6.867cm" xlink:href=".." xlink:type="simple" chart:class="chart:scatter" chart:column-mapping="0" chart:style-name="ch1">
        <chart:title svg:x="1.241cm" svg:y="0.272cm" chart:style-name="ch2">
          <text:p>wykres funkcji rozkładu prawdopodobieństwa</text:p>
        </chart:title>
        <chart:plot-area chart:style-name="ch3" table:cell-range-address="Arkusz6.A2:Arkusz6.A6 Arkusz6.C1:Arkusz6.C6" chart:data-source-has-labels="both" svg:x="1.227cm" svg:y="1.692cm" svg:width="9.381cm" svg:height="4.057cm">
          <chart:coordinate-region svg:x="2.139cm" svg:y="1.892cm" svg:width="8.375cm" svg:height="3.21cm"/>
          <chart:axis chart:dimension="x" chart:name="primary-x" chart:style-name="ch4" chartooo:axis-type="auto">
            <chart:title svg:x="5.741cm" svg:y="5.886cm" chart:style-name="ch5">
              <text:p>xi</text:p>
            </chart:title>
            <chart:categories table:cell-range-address="Arkusz6.A2:Arkusz6.A6"/>
          </chart:axis>
          <chart:axis chart:dimension="y" chart:name="primary-y" chart:style-name="ch6">
            <chart:title svg:x="0.451cm" svg:y="3.91cm" chart:style-name="ch7">
              <text:p>pi</text:p>
            </chart:title>
            <chart:grid chart:style-name="ch8" chart:class="major"/>
          </chart:axis>
          <chart:series chart:style-name="ch9" chart:values-cell-range-address="Arkusz6.C2:Arkusz6.C6" chart:label-cell-address="Arkusz6.C1:Arkusz6.C1" chart:class="chart:scatter">
            <chart:domain table:cell-range-address="Arkusz6.A2:Arkusz6.A6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pi</text:p>
                <draw:g>
                  <svg:desc>Arkusz6.C1:Arkusz6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Arkusz6.A2:Arkusz6.A6</svg:desc>
                </draw:g>
              </table:table-cell>
              <table:table-cell office:value-type="float" office:value="1">
                <text:p>1</text:p>
                <draw:g>
                  <svg:desc>Arkusz6.A2:Arkusz6.A6</svg:desc>
                </draw:g>
              </table:table-cell>
              <table:table-cell office:value-type="float" office:value="0.05">
                <text:p>0.05</text:p>
                <draw:g>
                  <svg:desc>Arkusz6.C2:Arkusz6.C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1">
                <text:p>0.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4.1$Windows_X86_64 LibreOffice_project/27d75539669ac387bb498e35313b970b7fe9c4f9</meta:generator>
  </office:meta>
</office:document-meta>
</file>

<file path=Object 7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8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7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7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576cm" svg:height="6.496cm" xlink:href=".." xlink:type="simple" chart:class="chart:scatter" chart:style-name="ch1">
        <chart:title svg:x="1.244cm" svg:y="0.264cm" chart:style-name="ch2">
          <text:p>wykres funkcji rozkładu prawdopodobieństwa (Poisson lambda=3)</text:p>
        </chart:title>
        <chart:legend chart:legend-position="end" svg:x="11.556cm" svg:y="2.949cm" style:legend-expansion="high" chart:style-name="ch3"/>
        <chart:plot-area chart:style-name="ch4" table:cell-range-address="Arkusz7.A1:Arkusz7.A11 Arkusz7.B1:Arkusz7.B12" chart:data-source-has-labels="both" svg:x="1.262cm" svg:y="1.676cm" svg:width="10.043cm" svg:height="3.71cm">
          <chart:coordinate-region svg:x="2.545cm" svg:y="1.875cm" svg:width="8.573cm" svg:height="2.864cm"/>
          <chart:axis chart:dimension="x" chart:name="primary-x" chart:style-name="ch5" chartooo:axis-type="auto">
            <chart:title svg:x="6.107cm" svg:y="5.515cm" chart:style-name="ch6">
              <text:p>xi</text:p>
            </chart:title>
            <chart:categories table:cell-range-address="Arkusz7.A2:Arkusz7.A11"/>
          </chart:axis>
          <chart:axis chart:dimension="y" chart:name="primary-y" chart:style-name="ch7">
            <chart:title svg:x="0.451cm" svg:y="3.721cm" chart:style-name="ch8">
              <text:p>pi</text:p>
            </chart:title>
            <chart:grid chart:style-name="ch9" chart:class="major"/>
          </chart:axis>
          <chart:series chart:style-name="ch10" chart:values-cell-range-address="Arkusz7.B2:Arkusz7.B12" chart:label-cell-address="Arkusz7.B1:Arkusz7.B1" chart:class="chart:scatter">
            <chart:domain table:cell-range-address="Arkusz7.A2:Arkusz7.A11"/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pi</text:p>
                <draw:g>
                  <svg:desc>Arkusz7.B1:Arkusz7.B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Arkusz7.A2:Arkusz7.A11</svg:desc>
                </draw:g>
              </table:table-cell>
              <table:table-cell office:value-type="float" office:value="0">
                <text:p>0</text:p>
                <draw:g>
                  <svg:desc>Arkusz7.A2:Arkusz7.A11</svg:desc>
                </draw:g>
              </table:table-cell>
              <table:table-cell office:value-type="float" office:value="0.049787068367864">
                <text:p>0.049787068367864</text:p>
                <draw:g>
                  <svg:desc>Arkusz7.B2:Arkusz7.B1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149361205103592">
                <text:p>0.14936120510359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224041807655388">
                <text:p>0.22404180765538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224041807655388">
                <text:p>0.22404180765538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168031355741541">
                <text:p>0.16803135574154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100818813444924">
                <text:p>0.10081881344492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504094067224623">
                <text:p>0.050409406722462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216040314524838">
                <text:p>0.021604031452483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0810151179468143">
                <text:p>0.0081015117946814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0270050393156048">
                <text:p>0.002700503931560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810151179468143">
                <text:p>0.00081015117946814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4.1$Windows_X86_64 LibreOffice_project/27d75539669ac387bb498e35313b970b7fe9c4f9</meta:generator>
  </office:meta>
</office:document-meta>
</file>

<file path=Object 8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9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392cm" svg:y="0.316cm" chart:style-name="ch2">
          <text:p>Wykres funkcji rozkładu prawdopodobieństwa</text:p>
        </chart:title>
        <chart:legend chart:legend-position="end" svg:x="14.98cm" svg:y="4.201cm" style:legend-expansion="high" chart:style-name="ch3"/>
        <chart:plot-area chart:style-name="ch4" table:cell-range-address="Arkusz8.A2:Arkusz8.A6 Arkusz8.C1:Arkusz8.C6" chart:data-source-has-labels="both" svg:x="0.346cm" svg:y="0.179cm" svg:width="14.339cm" svg:height="8.639cm">
          <chart:coordinate-region svg:x="1.258cm" svg:y="0.378cm" svg:width="13.427cm" svg:height="7.793cm"/>
          <chart:axis chart:dimension="x" chart:name="primary-x" chart:style-name="ch5" chartooo:axis-type="auto">
            <chartooo:date-scale/>
            <chart:title svg:x="7.312cm" svg:y="8.44cm" chart:style-name="ch6">
              <text:p>Xi</text:p>
            </chart:title>
            <chart:categories table:cell-range-address="Arkusz8.A2:Arkusz8.A6"/>
          </chart:axis>
          <chart:axis chart:dimension="y" chart:name="primary-y" chart:style-name="ch7">
            <chart:title svg:x="0cm" svg:y="4.688cm" chart:style-name="ch8">
              <text:p>pi</text:p>
            </chart:title>
            <chart:grid chart:style-name="ch9" chart:class="major"/>
          </chart:axis>
          <chart:series chart:style-name="ch10" chart:values-cell-range-address="Arkusz8.C2:Arkusz8.C6" chart:label-cell-address="Arkusz8.C1:Arkusz8.C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i</text:p>
                <draw:g>
                  <svg:desc>Arkusz8.C1:Arkusz8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Arkusz8.A2:Arkusz8.A6</svg:desc>
                </draw:g>
              </table:table-cell>
              <table:table-cell office:value-type="float" office:value="0.05">
                <text:p>0.05</text:p>
                <draw:g>
                  <svg:desc>Arkusz8.C2:Arkusz8.C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">
                <text:p>0.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4.1$Windows_X86_64 LibreOffice_project/27d75539669ac387bb498e35313b970b7fe9c4f9</meta:generator>
  </office:meta>
</office:document-meta>
</file>

<file path=Object 9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